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b06980" officeooo:paragraph-rsid="00b06980"/>
    </style:style>
    <style:style style:name="P2" style:family="paragraph" style:parent-style-name="Standard">
      <style:paragraph-properties fo:text-align="center" style:justify-single-word="false"/>
      <style:text-properties officeooo:rsid="00b06980" officeooo:paragraph-rsid="00b06980"/>
    </style:style>
    <style:style style:name="P3" style:family="paragraph" style:parent-style-name="Standard">
      <style:text-properties officeooo:rsid="00b06980" officeooo:paragraph-rsid="00b4ed85"/>
    </style:style>
    <style:style style:name="P4" style:family="paragraph" style:parent-style-name="Standard">
      <style:text-properties officeooo:rsid="00b06980" officeooo:paragraph-rsid="00b67628"/>
    </style:style>
    <style:style style:name="P5" style:family="paragraph" style:parent-style-name="Standard">
      <style:text-properties officeooo:rsid="00b06980" officeooo:paragraph-rsid="00ba6b04"/>
    </style:style>
    <style:style style:name="P6" style:family="paragraph" style:parent-style-name="Standard">
      <style:text-properties officeooo:rsid="00b06980" officeooo:paragraph-rsid="00bb224d"/>
    </style:style>
    <style:style style:name="P7" style:family="paragraph" style:parent-style-name="Standard">
      <style:text-properties officeooo:rsid="00b06980" officeooo:paragraph-rsid="00bc3bc6"/>
    </style:style>
    <style:style style:name="P8" style:family="paragraph" style:parent-style-name="Standard">
      <style:text-properties officeooo:rsid="00b06980" officeooo:paragraph-rsid="00cd5f95"/>
    </style:style>
    <style:style style:name="P9" style:family="paragraph" style:parent-style-name="Standard">
      <style:text-properties officeooo:rsid="00b4295f" officeooo:paragraph-rsid="00b4295f"/>
    </style:style>
    <style:style style:name="P10" style:family="paragraph" style:parent-style-name="Standard">
      <style:text-properties officeooo:rsid="00b4ed85" officeooo:paragraph-rsid="00b4ed85"/>
    </style:style>
    <style:style style:name="P11" style:family="paragraph" style:parent-style-name="Standard">
      <style:text-properties fo:font-weight="bold" officeooo:rsid="00b06980" officeooo:paragraph-rsid="00b67628" style:font-weight-asian="bold" style:font-weight-complex="bold"/>
    </style:style>
    <style:style style:name="P12" style:family="paragraph" style:parent-style-name="Standard">
      <style:text-properties fo:font-weight="bold" officeooo:rsid="00b06980" officeooo:paragraph-rsid="00b06980" style:font-weight-asian="bold" style:font-weight-complex="bold"/>
    </style:style>
    <style:style style:name="P13" style:family="paragraph" style:parent-style-name="Standard">
      <style:text-properties fo:font-weight="bold" officeooo:rsid="00b06980" officeooo:paragraph-rsid="00ba6b04" style:font-weight-asian="bold" style:font-weight-complex="bold"/>
    </style:style>
    <style:style style:name="P14" style:family="paragraph" style:parent-style-name="Standard">
      <style:text-properties fo:font-weight="bold" officeooo:rsid="00b06980" officeooo:paragraph-rsid="00cd5f95" style:font-weight-asian="bold" style:font-weight-complex="bold"/>
    </style:style>
    <style:style style:name="P15" style:family="paragraph" style:parent-style-name="Standard">
      <style:text-properties style:font-name="Times New Roman" fo:font-style="normal" officeooo:rsid="00b06980" officeooo:paragraph-rsid="00b67628"/>
    </style:style>
    <style:style style:name="P16" style:family="paragraph" style:parent-style-name="Standard">
      <style:text-properties style:font-name="Times New Roman" fo:font-style="normal" officeooo:rsid="00b06980" officeooo:paragraph-rsid="00b06980"/>
    </style:style>
    <style:style style:name="P17" style:family="paragraph" style:parent-style-name="Standard">
      <style:text-properties style:font-name="Times New Roman" fo:font-style="normal" officeooo:rsid="00b06980" officeooo:paragraph-rsid="00b4ed85"/>
    </style:style>
    <style:style style:name="P18" style:family="paragraph" style:parent-style-name="Standard">
      <style:text-properties style:font-name="Times New Roman" fo:font-style="normal" officeooo:rsid="00b06980" officeooo:paragraph-rsid="00cd5f95"/>
    </style:style>
    <style:style style:name="P19" style:family="paragraph" style:parent-style-name="Standard">
      <style:text-properties style:font-name="Times New Roman" fo:font-style="normal" officeooo:rsid="00b06980" officeooo:paragraph-rsid="00c564e8"/>
    </style:style>
    <style:style style:name="P20" style:family="paragraph" style:parent-style-name="Standard">
      <style:text-properties style:font-name="Times New Roman" fo:font-style="normal" officeooo:rsid="00b4295f" officeooo:paragraph-rsid="00b4ed85"/>
    </style:style>
    <style:style style:name="P21" style:family="paragraph" style:parent-style-name="Standard">
      <style:text-properties officeooo:rsid="00bb224d" officeooo:paragraph-rsid="00bb224d"/>
    </style:style>
    <style:style style:name="P22" style:family="paragraph" style:parent-style-name="Standard">
      <style:text-properties officeooo:rsid="00bb224d" officeooo:paragraph-rsid="00cd5f95"/>
    </style:style>
    <style:style style:name="P23" style:family="paragraph" style:parent-style-name="Standard">
      <style:text-properties fo:font-weight="normal" officeooo:rsid="00bdb783" officeooo:paragraph-rsid="00bdb783" style:font-weight-asian="normal" style:font-weight-complex="normal"/>
    </style:style>
    <style:style style:name="P24" style:family="paragraph" style:parent-style-name="Standard">
      <style:text-properties officeooo:rsid="00bedf8e" officeooo:paragraph-rsid="00bedf8e"/>
    </style:style>
    <style:style style:name="P25" style:family="paragraph" style:parent-style-name="Standard">
      <style:text-properties officeooo:rsid="00bedf8e" officeooo:paragraph-rsid="00cd5f95"/>
    </style:style>
    <style:style style:name="P26" style:family="paragraph" style:parent-style-name="Standard">
      <style:text-properties officeooo:rsid="00c6cf1c" officeooo:paragraph-rsid="00c6cf1c"/>
    </style:style>
    <style:style style:name="P27" style:family="paragraph" style:parent-style-name="Standard">
      <style:text-properties officeooo:rsid="00c769dc" officeooo:paragraph-rsid="00c769dc"/>
    </style:style>
    <style:style style:name="P28" style:family="paragraph" style:parent-style-name="Standard">
      <style:text-properties officeooo:rsid="00c7bd45" officeooo:paragraph-rsid="00c7bd45"/>
    </style:style>
    <style:style style:name="P29" style:family="paragraph" style:parent-style-name="Standard">
      <style:text-properties officeooo:rsid="00ca8dc0" officeooo:paragraph-rsid="00ca8dc0"/>
    </style:style>
    <style:style style:name="P30" style:family="paragraph" style:parent-style-name="Standard">
      <style:text-properties style:text-underline-style="none" fo:font-weight="bold" officeooo:rsid="00bdb783" officeooo:paragraph-rsid="00bdb783" style:font-weight-asian="bold" style:font-weight-complex="bold"/>
    </style:style>
    <style:style style:name="P31" style:family="paragraph" style:parent-style-name="Standard">
      <style:text-properties officeooo:rsid="00ced15c" officeooo:paragraph-rsid="00ced15c"/>
    </style:style>
    <style:style style:name="P32" style:family="paragraph" style:parent-style-name="tfTitre_20_Chapitre">
      <style:text-properties fo:font-size="24pt" officeooo:rsid="00ae9ba2" style:font-size-asian="24pt" style:font-size-complex="24pt"/>
    </style:style>
    <style:style style:name="P33" style:family="paragraph" style:parent-style-name="Standard" style:list-style-name="tfPuce"/>
    <style:style style:name="P34" style:family="paragraph" style:parent-style-name="Standard" style:list-style-name="tfPuce">
      <style:text-properties officeooo:paragraph-rsid="00b06980"/>
    </style:style>
    <style:style style:name="P35" style:family="paragraph" style:parent-style-name="Standard" style:list-style-name="tfPuce">
      <style:text-properties officeooo:paragraph-rsid="00c564e8"/>
    </style:style>
    <style:style style:name="P36" style:family="paragraph" style:parent-style-name="Standard" style:list-style-name="tfPuce">
      <style:text-properties officeooo:paragraph-rsid="00ced15c"/>
    </style:style>
    <style:style style:name="P37" style:family="paragraph" style:parent-style-name="Standard" style:list-style-name="tfPuce">
      <style:text-properties officeooo:paragraph-rsid="00bfebe7"/>
    </style:style>
    <style:style style:name="P38" style:family="paragraph" style:parent-style-name="Standard" style:list-style-name="tfPuce">
      <style:text-properties officeooo:paragraph-rsid="00c0f900"/>
    </style:style>
    <style:style style:name="P39" style:family="paragraph" style:parent-style-name="Standard" style:list-style-name="tfPuce">
      <style:text-properties officeooo:rsid="00b06980" officeooo:paragraph-rsid="00bb224d"/>
    </style:style>
    <style:style style:name="P40" style:family="paragraph" style:parent-style-name="Standard" style:list-style-name="tfPuce">
      <style:text-properties officeooo:rsid="00ca8dc0" officeooo:paragraph-rsid="00ca8dc0"/>
    </style:style>
    <style:style style:name="P41" style:family="paragraph" style:parent-style-name="Standard" style:list-style-name="tfPuce">
      <style:text-properties officeooo:rsid="00b67628" officeooo:paragraph-rsid="00be2802"/>
    </style:style>
    <style:style style:name="P42" style:family="paragraph" style:parent-style-name="Standard" style:list-style-name="tfPuce">
      <style:text-properties officeooo:rsid="00bed1e5" officeooo:paragraph-rsid="00bed1e5"/>
    </style:style>
    <style:style style:name="P43" style:family="paragraph" style:parent-style-name="Standard" style:list-style-name="tfPuce">
      <style:text-properties officeooo:rsid="00bedf8e" officeooo:paragraph-rsid="00bedf8e"/>
    </style:style>
    <style:style style:name="P44" style:family="paragraph" style:parent-style-name="Standard" style:list-style-name="tfPuce" style:master-page-name="">
      <loext:graphic-properties draw:fill="none"/>
      <style:paragraph-properties style:page-number="auto" fo:background-color="transparent"/>
      <style:text-properties officeooo:rsid="00bedf8e" officeooo:paragraph-rsid="00bedf8e"/>
    </style:style>
    <style:style style:name="P45" style:family="paragraph" style:parent-style-name="tfTitre_20_1_29_">
      <style:text-properties officeooo:rsid="00b06980" officeooo:paragraph-rsid="00b06980"/>
    </style:style>
    <style:style style:name="P46" style:family="paragraph" style:parent-style-name="tfTitre_20_1_29_">
      <style:paragraph-properties fo:break-before="page"/>
    </style:style>
    <style:style style:name="P47" style:family="paragraph" style:parent-style-name="tfTitre_20_I_29_">
      <style:paragraph-properties fo:break-before="page"/>
    </style:style>
    <style:style style:name="P48" style:family="paragraph" style:parent-style-name="tfTitre_20_I_29_">
      <style:paragraph-properties fo:break-before="page"/>
      <style:text-properties officeooo:paragraph-rsid="00b8829e"/>
    </style:style>
    <style:style style:name="P4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444444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scale="100%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scale="100%" style:font-relief="none" style:text-overline-style="none" style:text-overline-color="font-color"/>
    </style:style>
    <style:style style:name="P5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cccccc"/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 officeooo:rsid="00b4295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b7cc62" style:font-style-asian="italic" style:font-style-complex="italic"/>
    </style:style>
    <style:style style:name="T4" style:family="text">
      <style:text-properties style:font-name="Times New Roman" fo:font-style="normal"/>
    </style:style>
    <style:style style:name="T5" style:family="text">
      <style:text-properties style:font-name="Times New Roman" fo:font-style="normal" officeooo:rsid="00b06980"/>
    </style:style>
    <style:style style:name="T6" style:family="text">
      <style:text-properties style:font-name="Times New Roman" fo:font-style="normal" officeooo:rsid="00b4ed85"/>
    </style:style>
    <style:style style:name="T7" style:family="text">
      <style:text-properties style:font-name="Times New Roman" fo:font-style="normal" officeooo:rsid="00b7cc62"/>
    </style:style>
    <style:style style:name="T8" style:family="text">
      <style:text-properties style:font-name="Times New Roman" fo:font-style="normal" fo:font-weight="normal" officeooo:rsid="00b4ed85" style:font-weight-asian="normal" style:font-weight-complex="normal"/>
    </style:style>
    <style:style style:name="T9" style:family="text">
      <style:text-properties style:font-name="Times New Roman" fo:font-style="normal" officeooo:rsid="00be2802"/>
    </style:style>
    <style:style style:name="T10" style:family="text">
      <style:text-properties style:font-name="Times New Roman" fo:font-style="normal" officeooo:rsid="00bedf8e"/>
    </style:style>
    <style:style style:name="T11" style:family="text">
      <style:text-properties style:font-name="Times New Roman" fo:font-style="normal" officeooo:rsid="00bfebe7"/>
    </style:style>
    <style:style style:name="T12" style:family="text">
      <style:text-properties style:font-name="Times New Roman" fo:font-style="normal" officeooo:rsid="00c564e8"/>
    </style:style>
    <style:style style:name="T13" style:family="text">
      <style:text-properties officeooo:rsid="00b06980"/>
    </style:style>
    <style:style style:name="T14" style:family="text">
      <style:text-properties officeooo:rsid="00b4259e"/>
    </style:style>
    <style:style style:name="T15" style:family="text">
      <style:text-properties officeooo:rsid="00b4295f"/>
    </style:style>
    <style:style style:name="T16" style:family="text">
      <style:text-properties officeooo:rsid="00b4ed85"/>
    </style:style>
    <style:style style:name="T17" style:family="text">
      <style:text-properties officeooo:rsid="00b67628"/>
    </style:style>
    <style:style style:name="T18" style:family="text">
      <style:text-properties officeooo:rsid="00b7cc62"/>
    </style:style>
    <style:style style:name="T19" style:family="text">
      <style:text-properties officeooo:rsid="00bb224d"/>
    </style:style>
    <style:style style:name="T20" style:family="text">
      <style:text-properties officeooo:rsid="00bc3bc6"/>
    </style:style>
    <style:style style:name="T21" style:family="text">
      <style:text-properties officeooo:rsid="00be2802"/>
    </style:style>
    <style:style style:name="T22" style:family="text">
      <style:text-properties officeooo:rsid="00bedf8e"/>
    </style:style>
    <style:style style:name="T23" style:family="text">
      <style:text-properties officeooo:rsid="00bfebe7"/>
    </style:style>
    <style:style style:name="T24" style:family="text">
      <style:text-properties officeooo:rsid="00c564e8"/>
    </style:style>
    <style:style style:name="T25" style:family="text">
      <style:text-properties fo:color="#111111"/>
    </style:style>
    <style:style style:name="T26" style:family="text">
      <style:text-properties fo:color="#111111" officeooo:rsid="00b4295f"/>
    </style:style>
    <style:style style:name="T27" style:family="text">
      <style:text-properties fo:color="#111111" style:font-name="Times New Roman" fo:font-style="italic" style:font-style-asian="italic" style:font-style-complex="italic"/>
    </style:style>
    <style:style style:name="T28" style:family="text">
      <style:text-properties fo:color="#111111" style:font-name="Times New Roman" fo:font-style="normal"/>
    </style:style>
    <style:style style:name="T29" style:family="text">
      <style:text-properties fo:color="#111111" style:font-name="Times New Roman" fo:font-style="normal" officeooo:rsid="00b06980"/>
    </style:style>
    <style:style style:name="T30" style:family="text">
      <style:text-properties officeooo:rsid="00cc3e6b"/>
    </style:style>
    <style:style style:name="T31" style:family="text">
      <style:text-properties officeooo:rsid="00cd5f95"/>
    </style:style>
    <style:style style:name="T32" style:family="text">
      <style:text-properties officeooo:rsid="00d412f4"/>
    </style:style>
    <style:style style:name="T33" style:family="text">
      <style:text-properties fo:font-variant="normal" fo:text-transform="none" fo:color="#444444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147" svg:stroke-width="0.03cm" svg:stroke-color="#000000" draw:marker-start="" draw:marker-start-width="0.095cm" draw:marker-start-center="false" draw:marker-end="" draw:marker-end-width="0.095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48" svg:stroke-width="0.03cm" svg:stroke-color="#000000" draw:marker-start="" draw:marker-start-width="0.095cm" draw:marker-start-center="false" draw:marker-end="" draw:marker-end-width="0.095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49" svg:stroke-width="0.03cm" svg:stroke-color="#000000" draw:marker-start="" draw:marker-start-width="0.095cm" draw:marker-start-center="false" draw:marker-end="" draw:marker-end-width="0.095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50" svg:stroke-width="0.03cm" svg:stroke-color="#000000" draw:marker-start="" draw:marker-start-width="0.095cm" draw:marker-start-center="false" draw:marker-end="" draw:marker-end-width="0.095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51" svg:stroke-width="0.03cm" svg:stroke-color="#000000" draw:marker-start="" draw:marker-start-width="0.039cm" draw:marker-start-center="false" draw:marker-end="" draw:marker-end-width="0.03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7cm" fo:min-width="0.33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7cm" fo:min-width="0.3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draw:auto-grow-height="false" fo:min-height="0.01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7cm" fo:min-width="0.27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color="#000000" draw:fill="solid" draw:fill-color="#cccccc" fo:min-height="5.84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cccccc" fo:min-height="6.57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racines carrées</text:p>
      <text:p text:style-name="P1"/>
      <text:list xml:id="list4097996910" text:style-name="tfNum_20_I_29_">
        <text:list-item>
          <text:p text:style-name="tfTitre_20_I_29_">Racine carrée d'un nombre positif</text:p>
        </text:list-item>
      </text:list>
      <text:list xml:id="list1791248942" text:style-name="tfNum_20_1_29_">
        <text:list-item>
          <text:p text:style-name="tfTitre_20_1_29_">Rappels</text:p>
        </text:list-item>
      </text:list>
      <text:list xml:id="list2879858941" text:style-name="tfPuce">
        <text:list-item>
          <text:p text:style-name="P33">Le carré d’un nombre est toujours positif <text:span text:style-name="T4">:<text:line-break/></text:span><text:span text:style-name="T4"><draw:frame draw:style-name="fr1" draw:name="Objet1" text:anchor-type="as-char" svg:y="-0.654cm" svg:width="2.836cm" svg:height="0.834cm" draw:z-index="10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4"> <text:s text:c="2"/>; <text:s text:c="2"/></text:span><text:span text:style-name="T4"><draw:frame draw:style-name="fr1" draw:name="Objet2" text:anchor-type="as-char" svg:y="-0.654cm" svg:width="3.646cm" svg:height="0.834cm" draw:z-index="1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4"><text:s text:c="3"/>; <text:s text:c="2"/></text:span><text:span text:style-name="T4"><draw:frame draw:style-name="fr1" draw:name="Objet3" text:anchor-type="as-char" svg:y="-0.654cm" svg:width="4.3cm" svg:height="0.834cm" draw:z-index="12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</text:list-item>
        <text:list-item>
          <text:p text:style-name="P34">Deux nombres opposés ont le même <text:span text:style-name="T4">carré :<text:line-break/></text:span><draw:frame draw:style-name="fr1" draw:name="Objet4" text:anchor-type="as-char" svg:y="-0.654cm" svg:width="2.708cm" svg:height="0.834cm" draw:z-index="13"><draw:object xlink:href="./Object 9" xlink:type="simple" xlink:show="embed" xlink:actuate="onLoad"/><draw:image xlink:href="./ObjectReplacements/Object 9" xlink:type="simple" xlink:show="embed" xlink:actuate="onLoad"/></draw:frame><text:span text:style-name="T4"> <text:s text:c="2"/>; <text:s text:c="2"/></text:span><draw:frame draw:style-name="fr1" draw:name="Objet5" text:anchor-type="as-char" svg:y="-0.654cm" svg:width="8.708cm" svg:height="0.834cm" draw:z-index="14"><draw:object xlink:href="./Object 10" xlink:type="simple" xlink:show="embed" xlink:actuate="onLoad"/><draw:image xlink:href="./ObjectReplacements/Object 10" xlink:type="simple" xlink:show="embed" xlink:actuate="onLoad"/></draw:frame><text:span text:style-name="T4"><text:s text:c="3"/>; <text:s text:c="2"/></text:span><draw:frame draw:style-name="fr1" draw:name="Objet6" text:anchor-type="as-char" svg:y="-0.654cm" svg:width="4.479cm" svg:height="0.834cm" draw:z-index="17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34">Quelques « carrés parfaits » :<text:line-break/><text:span text:style-name="T32">0 ; </text:span>1 ; <text:span text:style-name="T25">4 ; 9 ; 16 ; 25 ; 36 ; 49 ; 64 ; 81 ; 100 ; 121 ; 144 ; ...</text:span></text:p>
        </text:list-item>
      </text:list>
      <text:p text:style-name="P1"/>
      <text:p text:style-name="P1"><draw:g text:anchor-type="char" draw:z-index="0" draw:name="Forme1" draw:style-name="gr1"><draw:g draw:style-name="gr2"><draw:line draw:style-name="gr3" draw:text-style-name="P49" svg:x1="11.679cm" svg:y1="1.447cm" svg:x2="16.308cm" svg:y2="1.447cm"><text:p/></draw:line><draw:line draw:style-name="gr4" draw:text-style-name="P49" svg:x1="16.308cm" svg:y1="1.447cm" svg:x2="16.308cm" svg:y2="4.533cm"><text:p/></draw:line><draw:line draw:style-name="gr5" draw:text-style-name="P49" svg:x1="16.308cm" svg:y1="4.533cm" svg:x2="11.679cm" svg:y2="4.533cm"><text:p/></draw:line><draw:line draw:style-name="gr6" draw:text-style-name="P49" svg:x1="11.679cm" svg:y1="4.533cm" svg:x2="11.679cm" svg:y2="1.447cm"><text:p/></draw:line></draw:g><draw:line draw:style-name="gr7" draw:text-style-name="P49" svg:x1="11.679cm" svg:y1="1.447cm" svg:x2="16.308cm" svg:y2="4.533cm"><text:p/></draw:line><draw:frame draw:style-name="gr8" draw:text-style-name="P51" svg:width="0.334cm" svg:height="0.571cm" svg:x="11.263cm" svg:y="1.024cm"><draw:text-box><text:p text:style-name="P50"><text:span text:style-name="T33">A</text:span></text:p></draw:text-box></draw:frame><draw:frame draw:style-name="gr8" draw:text-style-name="P52" svg:width="0.334cm" svg:height="0.571cm" svg:x="16.401cm" svg:y="1.024cm"><draw:text-box><text:p text:style-name="P50"><text:span text:style-name="T34">B</text:span></text:p></draw:text-box></draw:frame><draw:frame draw:style-name="gr9" draw:text-style-name="P52" svg:width="0.361cm" svg:height="0.571cm" svg:x="16.388cm" svg:y="4.482cm"><draw:text-box><text:p text:style-name="P50"><text:span text:style-name="T34">C</text:span></text:p></draw:text-box></draw:frame><draw:frame draw:style-name="gr9" draw:text-style-name="P52" svg:width="0.361cm" svg:height="0.571cm" svg:x="11.252cm" svg:y="4.482cm"><draw:text-box><text:p text:style-name="P50"><text:span text:style-name="T34">D</text:span></text:p></draw:text-box></draw:frame><draw:custom-shape draw:style-name="gr10" draw:text-style-name="P53" svg:width="0.294cm" svg:height="0.294cm" svg:x="16.015cm" svg:y="1.451cm"><text:p/><draw:enhanced-geometry svg:viewBox="0 0 21600 21600" draw:type="rectangle" draw:enhanced-path="M 0 0 L 21600 0 21600 21600 0 21600 0 0 Z N"/></draw:custom-shape><draw:frame draw:style-name="gr11" draw:text-style-name="P51" svg:width="0.279cm" svg:height="0.571cm" svg:x="13.847cm" svg:y="0.931cm"><draw:text-box><text:p text:style-name="P50"><text:span text:style-name="T33">3</text:span></text:p></draw:text-box></draw:frame><draw:frame draw:style-name="gr11" draw:text-style-name="P52" svg:width="0.279cm" svg:height="0.571cm" svg:x="16.438cm" svg:y="2.683cm"><draw:text-box><text:p text:style-name="P50"><text:span text:style-name="T34">2</text:span></text:p></draw:text-box></draw:frame></draw:g></text:p>
      <text:list xml:id="list213123551992028" text:continue-list="list1791248942" text:style-name="tfNum_20_1_29_">
        <text:list-item>
          <text:p text:style-name="P45"><text:span text:style-name="T14">D</text:span>iagonale d’un rectangle</text:p>
        </text:list-item>
      </text:list>
      <text:p text:style-name="P1"><text:span text:style-name="T8">Ex :</text:span><text:span text:style-name="T6"> </text:span><text:span text:style-name="T4">Soit</text:span> ABCD un rectangle tel <text:span text:style-name="T4">que :<text:line-break/></text:span>AB = 3 <text:span text:style-name="T4">et</text:span> BC = 2.</text:p>
      <text:p text:style-name="P2"/>
      <text:p text:style-name="P23"/>
      <text:p text:style-name="P30"><text:span text:style-name="T14">Détermino</text:span>ns<text:span text:style-name="T14"> AC</text:span> :</text:p>
      <text:p text:style-name="P9">ABCD est un rectangle, donc <text:span text:style-name="T13">le triangle ABC </text:span>est <text:span text:style-name="T13">rectangle en B</text:span><text:span text:style-name="T5">.</text:span></text:p>
      <text:p text:style-name="P1"><text:span text:style-name="T16">Donc, d’</text:span>après le théorème de Pythagore dans <text:span text:style-name="T15">ce triangle :</text:span></text:p>
      <text:p text:style-name="P20"><draw:frame draw:style-name="fr1" draw:name="Objet9" text:anchor-type="as-char" svg:y="-0.654cm" svg:width="9.303cm" svg:height="0.79cm" draw:z-index="18"><draw:object xlink:href="./Object 3" xlink:type="simple" xlink:show="embed" xlink:actuate="onLoad"/><draw:image xlink:href="./ObjectReplacements/Object 3" xlink:type="simple" xlink:show="embed" xlink:actuate="onLoad"/></draw:frame></text:p>
      <text:p text:style-name="P1">A<text:span text:style-name="T15">C est donc le nombre </text:span><text:span text:style-name="T1">positif</text:span><text:span text:style-name="T15"> dont le carré est </text:span><text:span text:style-name="T26">13.</text:span></text:p>
      <text:p text:style-name="P1"/>
      <text:p text:style-name="P10">Ce nombre est compris entre 3 et 4<text:span text:style-name="T4"> car 3² = 9 et 4² = 16</text:span></text:p>
      <text:p text:style-name="P1"><text:span text:style-name="T16">On le note </text:span><text:span text:style-name="T16"><draw:frame draw:style-name="fr1" draw:name="Objet7" text:anchor-type="as-char" svg:y="-0.619cm" svg:width="1.219cm" svg:height="0.778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<text:span text:style-name="T7">D’après la calculatrice </text:span><text:span text:style-name="T4"><draw:frame draw:style-name="fr1" draw:name="Objet8" text:anchor-type="as-char" svg:y="-0.619cm" svg:width="5.087cm" svg:height="0.778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7"/>
      <text:p text:style-name="P17"/>
      <text:list xml:id="list213123854880040" text:continue-numbering="true" text:style-name="tfNum_20_1_29_">
        <text:list-item>
          <text:p text:style-name="P46">Définition :</text:p>
        </text:list-item>
      </text:list>
      <text:p text:style-name="P4"><text:span text:style-name="T17">L</text:span>a racine carrée d’un nombre positif <text:span text:style-name="T2">a</text:span> est le nombre positif dont le carré est <text:span text:style-name="T2">a</text:span>. On la note <draw:frame draw:style-name="fr1" draw:name="Objet10" text:anchor-type="as-char" svg:y="-0.619cm" svg:width="0.931cm" svg:height="0.778cm" draw:z-index="4"><draw:object xlink:href="./Object 7" xlink:type="simple" xlink:show="embed" xlink:actuate="onLoad"/><draw:image xlink:href="./ObjectReplacements/Object 7" xlink:type="simple" xlink:show="embed" xlink:actuate="onLoad"/></draw:frame>.</text:p>
      <text:p text:style-name="P15"/>
      <text:p text:style-name="P11">Remarques <text:span text:style-name="T4">:</text:span></text:p>
      <text:list xml:id="list213124687079673" text:continue-list="list2879858941" text:style-name="tfPuce">
        <text:list-item>
          <text:p text:style-name="P39"><draw:frame draw:style-name="fr1" draw:name="Objet11" text:anchor-type="as-char" svg:y="-0.619cm" svg:width="1.783cm" svg:height="0.778cm" draw:z-index="5"><draw:object xlink:href="./Object 8" xlink:type="simple" xlink:show="embed" xlink:actuate="onLoad"/><draw:image xlink:href="./ObjectReplacements/Object 8" xlink:type="simple" xlink:show="embed" xlink:actuate="onLoad"/></draw:frame> ; <draw:frame draw:style-name="fr1" draw:name="Objet19" text:anchor-type="as-char" svg:y="-0.619cm" svg:width="1.75cm" svg:height="0.778cm" draw:z-index="19"><draw:object xlink:href="./Object 23" xlink:type="simple" xlink:show="embed" xlink:actuate="onLoad"/><draw:image xlink:href="./ObjectReplacements/Object 23" xlink:type="simple" xlink:show="embed" xlink:actuate="onLoad"/><svg:desc>formule</svg:desc></draw:frame> ; <draw:frame draw:style-name="fr1" draw:name="Objet23" text:anchor-type="as-char" svg:y="-0.619cm" svg:width="1.801cm" svg:height="0.778cm" draw:z-index="20"><draw:object xlink:href="./Object 24" xlink:type="simple" xlink:show="embed" xlink:actuate="onLoad"/><draw:image xlink:href="./ObjectReplacements/Object 24" xlink:type="simple" xlink:show="embed" xlink:actuate="onLoad"/><svg:desc>formule</svg:desc></draw:frame> ; <draw:frame draw:style-name="fr1" draw:name="Objet24" text:anchor-type="as-char" svg:y="-0.619cm" svg:width="1.764cm" svg:height="0.778cm" draw:z-index="26"><draw:object xlink:href="./Object 25" xlink:type="simple" xlink:show="embed" xlink:actuate="onLoad"/><draw:image xlink:href="./ObjectReplacements/Object 25" xlink:type="simple" xlink:show="embed" xlink:actuate="onLoad"/><svg:desc>formule</svg:desc></draw:frame> ; <draw:frame draw:style-name="fr1" draw:name="Objet25" text:anchor-type="as-char" svg:y="-0.619cm" svg:width="2.103cm" svg:height="0.778cm" draw:z-index="27"><draw:object xlink:href="./Object 26" xlink:type="simple" xlink:show="embed" xlink:actuate="onLoad"/><draw:image xlink:href="./ObjectReplacements/Object 26" xlink:type="simple" xlink:show="embed" xlink:actuate="onLoad"/><svg:desc>formule</svg:desc></draw:frame> ; …</text:p>
        </text:list-item>
        <text:list-item>
          <text:p text:style-name="P40">A savoir <text:span text:style-name="T30">par cœur</text:span> : <draw:frame draw:style-name="fr1" draw:name="Objet56" text:anchor-type="as-char" svg:y="-0.619cm" svg:width="2.898cm" svg:height="0.778cm" draw:z-index="28"><draw:object xlink:href="./Object 56" xlink:type="simple" xlink:show="embed" xlink:actuate="onLoad"/><draw:image xlink:href="./ObjectReplacements/Object 56" xlink:type="simple" xlink:show="embed" xlink:actuate="onLoad"/></draw:frame><text:s text:c="2"/>et <text:s/><draw:frame draw:style-name="fr1" draw:name="Objet57" text:anchor-type="as-char" svg:y="-0.619cm" svg:width="2.877cm" svg:height="0.778cm" draw:z-index="29"><draw:object xlink:href="./Object 57" xlink:type="simple" xlink:show="embed" xlink:actuate="onLoad"/><draw:image xlink:href="./ObjectReplacements/Object 57" xlink:type="simple" xlink:show="embed" xlink:actuate="onLoad"/></draw:frame></text:p>
        </text:list-item>
        <text:list-item>
          <text:p text:style-name="P41"><draw:frame draw:style-name="fr1" draw:name="Objet13" text:anchor-type="as-char" svg:y="-0.619cm" svg:width="1.383cm" svg:height="0.778cm" draw:z-index="30"><draw:object xlink:href="./Object 13" xlink:type="simple" xlink:show="embed" xlink:actuate="onLoad"/><draw:image xlink:href="./ObjectReplacements/Object 13" xlink:type="simple" xlink:show="embed" xlink:actuate="onLoad"/></draw:frame><text:s/>n’est pas défini <text:span text:style-name="T21">car aucun nombre n’a pour carré –5</text:span><text:span text:style-name="T9">.</text:span></text:p>
        </text:list-item>
        <text:list-item>
          <text:p text:style-name="P41"><text:span text:style-name="T3">a</text:span><text:span text:style-name="T18"> doit être positif et </text:span><text:span text:style-name="T18"><draw:frame draw:style-name="fr1" draw:name="Objet14" text:anchor-type="as-char" svg:y="-0.619cm" svg:width="0.931cm" svg:height="0.778cm" draw:z-index="31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8"><text:s/>est toujours </text:span><text:span text:style-name="T7">positif.</text:span></text:p>
        </text:list-item>
        <text:list-item>
          <text:p text:style-name="P42"><text:span text:style-name="T9">L’</text:span><text:span text:style-name="T4">équation </text:span><text:span text:style-name="T4"><draw:frame draw:style-name="fr1" draw:name="Objet31" text:anchor-type="as-char" svg:y="-0.654cm" svg:width="1.944cm" svg:height="0.79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4"><text:s/>admet deux solutions : </text:span><text:span text:style-name="T27">x</text:span><text:span text:style-name="T28"> =</text:span><text:span text:style-name="T29"> 5 et </text:span><text:span text:style-name="T27">x</text:span><text:span text:style-name="T28"> =</text:span><text:span text:style-name="T29"> −5.</text:span><text:span text:style-name="T5"><text:line-break/></text:span><text:span text:style-name="T5"><draw:frame draw:style-name="fr1" draw:name="Objet32" text:anchor-type="as-char" svg:y="-0.619cm" svg:width="1.236cm" svg:height="0.778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5"> </text:span><text:span text:style-name="T4">est celle des deux solutions qui est positive</text:span><text:span text:style-name="T13">.</text:span></text:p>
        </text:list-item>
      </text:list>
      <text:list xml:id="list213125508755944" text:continue-list="list4097996910" text:style-name="tfNum_20_I_29_">
        <text:list-item>
          <text:p text:style-name="P48">Règles de calcul</text:p>
        </text:list-item>
      </text:list>
      <text:list xml:id="list213124134521835" text:continue-list="list213123854880040" text:style-name="tfNum_20_1_29_">
        <text:list-item text:start-value="1">
          <text:p text:style-name="tfTitre_20_1_29_">Racine et carré</text:p>
        </text:list-item>
      </text:list>
      <text:list xml:id="list213125192987805" text:continue-list="list213124687079673" text:style-name="tfPuce">
        <text:list-item>
          <text:p text:style-name="P43">Si <draw:frame draw:style-name="fr1" draw:name="Objet34" text:anchor-type="as-char" svg:y="-0.564cm" svg:width="1.408cm" svg:height="0.721cm" draw:z-index="34"><draw:object xlink:href="./Object 34" xlink:type="simple" xlink:show="embed" xlink:actuate="onLoad"/><draw:image xlink:href="./ObjectReplacements/Object 34" xlink:type="simple" xlink:show="embed" xlink:actuate="onLoad"/></draw:frame><text:span text:style-name="T4"><text:s/>alors</text:span> <draw:frame draw:style-name="fr1" draw:name="Objet33" text:anchor-type="as-char" svg:y="-0.727cm" svg:width="2.466cm" svg:height="0.928cm" draw:z-index="35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44">Si <draw:frame draw:style-name="fr1" draw:name="Objet35" text:anchor-type="as-char" svg:y="-0.564cm" svg:width="1.408cm" svg:height="0.721cm" draw:z-index="36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T4"><text:s/>alors</text:span> <draw:frame draw:style-name="fr1" draw:name="Objet36" text:anchor-type="as-char" svg:y="-0.72cm" svg:width="2.445cm" svg:height="0.921cm" draw:z-index="37"><draw:object xlink:href="./Object 36" xlink:type="simple" xlink:show="embed" xlink:actuate="onLoad"/><draw:image xlink:href="./ObjectReplacements/Object 36" xlink:type="simple" xlink:show="embed" xlink:actuate="onLoad"/><svg:desc>formule</svg:desc></draw:frame>, mais si <draw:frame draw:style-name="fr1" draw:name="Objet37" text:anchor-type="as-char" svg:y="-0.564cm" svg:width="1.408cm" svg:height="0.721cm" draw:z-index="38"><draw:object xlink:href="./Object 37" xlink:type="simple" xlink:show="embed" xlink:actuate="onLoad"/><draw:image xlink:href="./ObjectReplacements/Object 37" xlink:type="simple" xlink:show="embed" xlink:actuate="onLoad"/><svg:desc>formule</svg:desc></draw:frame><text:span text:style-name="T4"><text:s/>alors</text:span> <draw:frame draw:style-name="fr1" draw:name="Objet38" text:anchor-type="as-char" svg:y="-0.72cm" svg:width="2.923cm" svg:height="0.921cm" draw:z-index="39"><draw:object xlink:href="./Object 38" xlink:type="simple" xlink:show="embed" xlink:actuate="onLoad"/><draw:image xlink:href="./ObjectReplacements/Object 38" xlink:type="simple" xlink:show="embed" xlink:actuate="onLoad"/><svg:desc>formule</svg:desc></draw:frame><text:line-break/><text:span text:style-name="T23">Ex : </text:span><text:span text:style-name="T23"><draw:frame draw:style-name="fr1" draw:name="Objet39" text:anchor-type="as-char" svg:y="-0.72cm" svg:width="4.129cm" svg:height="0.921cm" draw:z-index="40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3">, mais </text:span><text:span text:style-name="T23"><draw:frame draw:style-name="fr1" draw:name="Objet40" text:anchor-type="as-char" svg:y="-0.72cm" svg:width="5.045cm" svg:height="0.921cm" draw:z-index="41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p>
        </text:list-item>
      </text:list>
      <text:p text:style-name="P24"/>
      <text:p text:style-name="P24"/>
      <text:list xml:id="list213123823769765" text:continue-list="list213124134521835" text:style-name="tfNum_20_1_29_">
        <text:list-item>
          <text:p text:style-name="tfTitre_20_1_29_">Somme ou différence</text:p>
        </text:list-item>
      </text:list>
      <text:list xml:id="list213123980379334" text:continue-list="list213125192987805" text:style-name="tfPuce">
        <text:list-item>
          <text:p text:style-name="P35"><text:span text:style-name="T24">Il n’y a malheureusement aucune règle </text:span><text:span text:style-name="T12">générale permettant de simplifier </text:span><text:span text:style-name="T12"><draw:frame draw:style-name="fr1" draw:name="Objet12" text:anchor-type="as-char" svg:y="-0.619cm" svg:width="1.711cm" svg:height="0.778cm" draw:z-index="42"><draw:object xlink:href="./Object 12" xlink:type="simple" xlink:show="embed" xlink:actuate="onLoad"/><draw:image xlink:href="./ObjectReplacements/Object 12" xlink:type="simple" xlink:show="embed" xlink:actuate="onLoad"/></draw:frame></text:span><text:span text:style-name="T12"><text:s/>ou </text:span><text:span text:style-name="T12"><draw:frame draw:style-name="fr1" draw:name="Objet45" text:anchor-type="as-char" svg:y="-0.619cm" svg:width="1.804cm" svg:height="0.778cm" draw:z-index="43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12"> !</text:span></text:p>
        </text:list-item>
      </text:list>
      <text:p text:style-name="P19"/>
      <text:list xml:id="list213124893681514" text:continue-numbering="true" text:style-name="tfPuce">
        <text:list-item>
          <text:p text:style-name="P36"><text:span text:style-name="T31">En revanche, si </text:span><text:span text:style-name="T31"><draw:frame draw:style-name="fr1" draw:name="Objet60" text:anchor-type="as-char" svg:y="-0.564cm" svg:width="1.408cm" svg:height="0.721cm" draw:z-index="44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0"><text:s/></text:span><text:span text:style-name="T11">et </text:span><text:span text:style-name="T11"><draw:frame draw:style-name="fr1" draw:name="Objet61" text:anchor-type="as-char" svg:y="-0.564cm" svg:width="1.408cm" svg:height="0.721cm" draw:z-index="45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11"><text:s/></text:span><text:span text:style-name="T10">alors</text:span><text:span text:style-name="T13"> </text:span><text:span text:style-name="T13"><draw:frame draw:style-name="fr1" draw:name="Objet62" text:anchor-type="as-char" svg:y="-0.619cm" svg:width="4.136cm" svg:height="0.778cm" draw:z-index="54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12"><text:line-break/>Ex :</text:span><text:span text:style-name="T5"> </text:span><text:span text:style-name="T5"><draw:frame draw:style-name="fr1" draw:name="Objet46" text:anchor-type="as-char" svg:y="-0.619cm" svg:width="4.588cm" svg:height="0.778cm" draw:z-index="55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5">, et </text:span><text:span text:style-name="T5"><draw:frame draw:style-name="fr1" draw:name="Objet47" text:anchor-type="as-char" svg:y="-0.619cm" svg:width="4.554cm" svg:height="0.778cm" draw:z-index="58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p>
        </text:list-item>
      </text:list>
      <text:p text:style-name="P18"/>
      <text:p text:style-name="P14">Démonstration :</text:p>
      <text:p text:style-name="P22"><text:span text:style-name="T2">a</text:span> et <text:span text:style-name="T2">b</text:span> étant positifs, on a :</text:p>
      <text:p text:style-name="P8"><draw:frame draw:style-name="fr1" draw:name="Objet65" text:anchor-type="as-char" svg:y="-0.727cm" svg:width="4.025cm" svg:height="0.928cm" draw:z-index="59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8"><draw:frame draw:style-name="fr1" draw:name="Objet66" text:anchor-type="as-char" svg:y="-0.727cm" svg:width="12.365cm" svg:height="0.928cm" draw:z-index="60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8"><text:span text:style-name="T31">or une racine est toujours positive ou nulle </text:span>d<text:span text:style-name="T19">onc : </text:span><text:span text:style-name="T19"><draw:frame draw:style-name="fr1" draw:name="Objet67" text:anchor-type="as-char" svg:y="-0.619cm" svg:width="2.514cm" svg:height="0.778cm" draw:z-index="61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p>
      <text:p text:style-name="P31">donc : <draw:frame draw:style-name="fr1" draw:name="Objet64" text:anchor-type="as-char" svg:y="-0.727cm" svg:width="5.436cm" svg:height="0.928cm" draw:z-index="62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8">or des nombres positifs <text:span text:style-name="T31">sont dans le même ordre que leurs</text:span> carré<text:span text:style-name="T31">s</text:span></text:p>
      <text:p text:style-name="P8">donc : <draw:frame draw:style-name="fr1" draw:name="Objet63" text:anchor-type="as-char" svg:y="-0.619cm" svg:width="4.136cm" svg:height="0.778cm" draw:z-index="63"><draw:object xlink:href="./Object 63" xlink:type="simple" xlink:show="embed" xlink:actuate="onLoad"/><draw:image xlink:href="./ObjectReplacements/Object 63" xlink:type="simple" xlink:show="embed" xlink:actuate="onLoad"/><svg:desc>formule</svg:desc></draw:frame></text:p>
      <text:p text:style-name="P25"/>
      <text:list xml:id="list213123936083211" text:continue-list="list213123823769765" text:style-name="tfNum_20_1_29_">
        <text:list-item>
          <text:p text:style-name="P46">Produit</text:p>
        </text:list-item>
      </text:list>
      <text:list xml:id="list213124105881892" text:continue-list="list213124893681514" text:style-name="tfPuce">
        <text:list-item>
          <text:p text:style-name="P37"><text:span text:style-name="T22">Si </text:span><text:span text:style-name="T22"><draw:frame draw:style-name="fr1" draw:name="Objet41" text:anchor-type="as-char" svg:y="-0.564cm" svg:width="1.408cm" svg:height="0.721cm" draw:z-index="64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10"><text:s/></text:span><text:span text:style-name="T11">et </text:span><text:span text:style-name="T11"><draw:frame draw:style-name="fr1" draw:name="Objet42" text:anchor-type="as-char" svg:y="-0.564cm" svg:width="1.408cm" svg:height="0.721cm" draw:z-index="65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1"><text:s/></text:span><text:span text:style-name="T10">alors</text:span><text:span text:style-name="T13"> </text:span><text:span text:style-name="T13"><draw:frame draw:style-name="fr1" draw:name="Objet15" text:anchor-type="as-char" svg:y="-0.619cm" svg:width="4.323cm" svg:height="0.778cm" draw:z-index="6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<text:line-break/>Ex : </text:span><text:span text:style-name="T13"><draw:frame draw:style-name="fr1" draw:name="Objet16" text:anchor-type="as-char" svg:y="-0.619cm" svg:width="4.207cm" svg:height="0.778cm" draw:z-index="66"><draw:object xlink:href="./Object 16" xlink:type="simple" xlink:show="embed" xlink:actuate="onLoad"/><draw:image xlink:href="./ObjectReplacements/Object 16" xlink:type="simple" xlink:show="embed" xlink:actuate="onLoad"/></draw:frame></text:span><text:span text:style-name="T13">, et </text:span><text:span text:style-name="T13"><draw:frame draw:style-name="fr1" draw:name="Objet17" text:anchor-type="as-char" svg:y="-0.619cm" svg:width="4.75cm" svg:height="0.778cm" draw:z-index="67"><draw:object xlink:href="./Object 17" xlink:type="simple" xlink:show="embed" xlink:actuate="onLoad"/><draw:image xlink:href="./ObjectReplacements/Object 17" xlink:type="simple" xlink:show="embed" xlink:actuate="onLoad"/></draw:frame></text:span></text:p>
        </text:list-item>
      </text:list>
      <text:p text:style-name="P16"/>
      <text:p text:style-name="P13">Démonstration :</text:p>
      <text:p text:style-name="P21"><text:span text:style-name="T2">a</text:span> et <text:span text:style-name="T2">b</text:span> étant positifs, on a :</text:p>
      <text:p text:style-name="P1"><draw:frame draw:style-name="fr1" draw:name="Objet20" text:anchor-type="as-char" svg:y="-0.727cm" svg:width="4.212cm" svg:height="0.928cm" draw:z-index="7"><draw:object xlink:href="./Object 20" xlink:type="simple" xlink:show="embed" xlink:actuate="onLoad"/><draw:image xlink:href="./ObjectReplacements/Object 20" xlink:type="simple" xlink:show="embed" xlink:actuate="onLoad"/></draw:frame></text:p>
      <text:p text:style-name="P5"><draw:frame draw:style-name="fr1" draw:name="Objet21" text:anchor-type="as-char" svg:y="-0.727cm" svg:width="8.394cm" svg:height="0.928cm" draw:z-index="8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d<text:span text:style-name="T19">onc : </text:span><text:span text:style-name="T19"><draw:frame draw:style-name="fr1" draw:name="Objet22" text:anchor-type="as-char" svg:y="-0.727cm" svg:width="5.623cm" svg:height="0.928cm" draw:z-index="15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<text:p text:style-name="P6">or des nombres positifs qui ont le même carré sont égaux</text:p>
      <text:p text:style-name="P6">donc : <draw:frame draw:style-name="fr1" draw:name="Objet18" text:anchor-type="as-char" svg:y="-0.619cm" svg:width="4.323cm" svg:height="0.778cm" draw:z-index="16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1"/>
      <text:p text:style-name="P1"/>
      <text:list xml:id="list213125310266235" text:continue-list="list213123936083211" text:style-name="tfNum_20_1_29_">
        <text:list-item>
          <text:p text:style-name="tfTitre_20_1_29_">Quotient</text:p>
        </text:list-item>
      </text:list>
      <text:list xml:id="list213124231591237" text:continue-list="list213124105881892" text:style-name="tfPuce">
        <text:list-item>
          <text:p text:style-name="P38"><text:span text:style-name="T22">Si </text:span><text:span text:style-name="T22"><draw:frame draw:style-name="fr1" draw:name="Objet43" text:anchor-type="as-char" svg:y="-0.564cm" svg:width="1.408cm" svg:height="0.721cm" draw:z-index="68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0"><text:s/></text:span><text:span text:style-name="T11">et </text:span><text:span text:style-name="T11"><draw:frame draw:style-name="fr1" draw:name="Objet44" text:anchor-type="as-char" svg:y="-0.564cm" svg:width="1.316cm" svg:height="0.721cm" draw:z-index="69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1"><text:s/></text:span><text:span text:style-name="T10">alors</text:span><text:span text:style-name="T13"> </text:span><text:span text:style-name="T13"><draw:frame draw:style-name="fr1" draw:name="Objet26" text:anchor-type="as-char" svg:y="-1.058cm" svg:width="2.441cm" svg:height="1.7cm" draw:z-index="21"><draw:object xlink:href="./Object 18" xlink:type="simple" xlink:show="embed" xlink:actuate="onLoad"/><draw:image xlink:href="./ObjectReplacements/Object 18" xlink:type="simple" xlink:show="embed" xlink:actuate="onLoad"/></draw:frame></text:span></text:p>
        </text:list-item>
      </text:list>
      <text:p text:style-name="P12">Démonstration :</text:p>
      <text:p text:style-name="P1"><text:span text:style-name="T2">a</text:span> et <text:span text:style-name="T2">b</text:span> é<text:span text:style-name="T20">tant </text:span>positifs et <text:span text:style-name="T2">b</text:span> non nul, <text:span text:style-name="T20">on a :</text:span></text:p>
      <text:p text:style-name="P7"><draw:frame draw:style-name="fr1" draw:name="Objet28" text:anchor-type="as-char" svg:y="-1.143cm" svg:width="2.849cm" svg:height="1.815cm" draw:z-index="22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7"><draw:frame draw:style-name="fr1" draw:name="Objet29" text:anchor-type="as-char" svg:y="-1.134cm" svg:width="4.875cm" svg:height="1.926cm" draw:z-index="23"><draw:object xlink:href="./Object 29" xlink:type="simple" xlink:show="embed" xlink:actuate="onLoad"/><draw:image xlink:href="./ObjectReplacements/Object 29" xlink:type="simple" xlink:show="embed" xlink:actuate="onLoad"/><svg:desc>formule</svg:desc></draw:frame></text:p>
      <text:p text:style-name="P7">d<text:span text:style-name="T19">onc : </text:span><text:span text:style-name="T19"><draw:frame draw:style-name="fr1" draw:name="Objet30" text:anchor-type="as-char" svg:y="-1.143cm" svg:width="3.983cm" svg:height="1.87cm" draw:z-index="24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<text:p text:style-name="P7">or des nombres positifs qui ont le même carré sont égaux</text:p>
      <text:p text:style-name="P7">donc : <draw:frame draw:style-name="fr1" draw:name="Objet27" text:anchor-type="as-char" svg:y="-1.058cm" svg:width="2.441cm" svg:height="1.7cm" draw:z-index="25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7"><draw:frame text:anchor-type="paragraph" draw:z-index="3" draw:style-name="gr12" draw:text-style-name="P54" svg:width="5.539cm" svg:height="5.845cm" svg:x="13.46cm" svg:y="-0.829cm"><draw:text-box><text:p><text:span text:style-name="T35">p26 : 103, 105, 108</text:span></text:p><text:p><text:span text:style-name="T35">p28 : 135</text:span></text:p><text:p><text:span text:style-name="T35">p30 : 155</text:span></text:p><text:p><text:span text:style-name="T35"/></text:p><text:p><text:span text:style-name="T35">p79 : 28</text:span></text:p><text:p><text:span text:style-name="T35">p80 : 54</text:span></text:p><text:p><text:span text:style-name="T35">p81 : 58</text:span></text:p><text:p><text:span text:style-name="T35">p82 : 79</text:span></text:p></draw:text-box></draw:frame></text:p>
      <text:list xml:id="list213124053155592" text:continue-list="list213125508755944" text:style-name="tfNum_20_I_29_">
        <text:list-item>
          <text:p text:style-name="P47">Dans les exercices</text:p>
        </text:list-item>
      </text:list>
      <text:list xml:id="list213124428238331" text:continue-list="list213125310266235" text:style-name="tfNum_20_1_29_">
        <text:list-item text:start-value="1">
          <text:p text:style-name="tfTitre_20_1_29_">Mettre sous la forme <draw:frame draw:style-name="fr1" draw:name="Objet48" text:anchor-type="as-char" svg:y="-0.663cm" svg:width="1.464cm" svg:height="0.826cm" draw:z-index="46"><draw:object xlink:href="./Object 48" xlink:type="simple" xlink:show="embed" xlink:actuate="onLoad"/><draw:image xlink:href="./ObjectReplacements/Object 48" xlink:type="simple" xlink:show="embed" xlink:actuate="onLoad"/></draw:frame></text:p>
        </text:list-item>
      </text:list>
      <text:p text:style-name="P26">Ex :<text:tab/><draw:frame draw:style-name="fr1" draw:name="Objet49" text:anchor-type="as-char" svg:y="-0.619cm" svg:width="10.365cm" svg:height="0.778cm" draw:z-index="47"><draw:object xlink:href="./Object 49" xlink:type="simple" xlink:show="embed" xlink:actuate="onLoad"/><draw:image xlink:href="./ObjectReplacements/Object 49" xlink:type="simple" xlink:show="embed" xlink:actuate="onLoad"/></draw:frame></text:p>
      <text:p text:style-name="P26"/>
      <text:list xml:id="list213125063931885" text:continue-numbering="true" text:style-name="tfNum_20_1_29_">
        <text:list-item>
          <text:p text:style-name="tfTitre_20_1_29_">Réduire</text:p>
        </text:list-item>
      </text:list>
      <text:p text:style-name="P27">Ex :<text:tab/><draw:frame draw:style-name="fr1" draw:name="Objet50" text:anchor-type="as-char" svg:y="-0.619cm" svg:width="7.013cm" svg:height="0.778cm" draw:z-index="48"><draw:object xlink:href="./Object 50" xlink:type="simple" xlink:show="embed" xlink:actuate="onLoad"/><draw:image xlink:href="./ObjectReplacements/Object 50" xlink:type="simple" xlink:show="embed" xlink:actuate="onLoad"/></draw:frame></text:p>
      <text:p text:style-name="P27"><text:tab/><text:tab/><draw:frame draw:style-name="fr1" draw:name="Objet51" text:anchor-type="as-char" svg:y="-0.619cm" svg:width="10.165cm" svg:height="0.778cm" draw:z-index="49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P27"><text:tab/><text:tab/><draw:frame draw:style-name="fr1" draw:name="Objet52" text:anchor-type="as-char" svg:y="-0.619cm" svg:width="7.354cm" svg:height="0.778cm" draw:z-index="50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P27"><text:tab/><text:tab/><draw:frame draw:style-name="fr1" draw:name="Objet53" text:anchor-type="as-char" svg:y="-0.619cm" svg:width="2.604cm" svg:height="0.778cm" draw:z-index="51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27"/>
      <text:list xml:id="list213124236372806" text:continue-numbering="true" text:style-name="tfNum_20_1_29_">
        <text:list-item>
          <text:p text:style-name="tfTitre_20_1_29_">Écrire sans racine au dénominateur</text:p>
        </text:list-item>
      </text:list>
      <text:p text:style-name="P28">Ex :<text:tab/><draw:frame draw:style-name="fr1" draw:name="Objet54" text:anchor-type="as-char" svg:y="-0.984cm" svg:width="5.965cm" svg:height="1.626cm" draw:z-index="52"><draw:object xlink:href="./Object 54" xlink:type="simple" xlink:show="embed" xlink:actuate="onLoad"/><draw:image xlink:href="./ObjectReplacements/Object 54" xlink:type="simple" xlink:show="embed" xlink:actuate="onLoad"/></draw:frame></text:p>
      <text:p text:style-name="P28">Ex :<text:tab/><draw:frame draw:style-name="fr1" draw:name="Objet55" text:anchor-type="as-char" svg:y="-1.028cm" svg:width="14.6cm" svg:height="1.82cm" draw:z-index="53"><draw:object xlink:href="./Object 55" xlink:type="simple" xlink:show="embed" xlink:actuate="onLoad"/><draw:image xlink:href="./ObjectReplacements/Object 55" xlink:type="simple" xlink:show="embed" xlink:actuate="onLoad"/></draw:frame></text:p>
      <text:p text:style-name="P28"/>
      <text:p text:style-name="P29"><draw:frame text:anchor-type="paragraph" draw:z-index="9" draw:style-name="gr13" draw:text-style-name="P54" svg:width="5.539cm" svg:height="6.575cm" svg:x="13.46cm" svg:y="7.172cm"><draw:text-box><text:p><text:span text:style-name="T35">p49 : 16, 32, 33</text:span></text:p><text:p><text:span text:style-name="T35"/></text:p><text:p><text:span text:style-name="T35">p26 : 104</text:span></text:p><text:p><text:span text:style-name="T35">p28 : 138</text:span></text:p><text:p><text:span text:style-name="T35">p30 : 157, 158</text:span></text:p><text:p><text:span text:style-name="T35"/></text:p><text:p><text:span text:style-name="T35">algo</text:span></text:p><text:p><text:span text:style-name="T35">p26 : 109</text:span></text:p><text:p><text:span text:style-name="T35">p93 : TP (Héron)</text:span></text:p></draw:text-box></draw:frame>Remarque :<text:span text:style-name="T4"> Ôter les racines au dénominateur ne simplifie pas toujours l’écriture de l’expression mais permet d’avoir facilement un ordre de grandeur du résultat : </text:span><text:span text:style-name="T4"><draw:frame draw:style-name="fr1" draw:name="Objet58" text:anchor-type="as-char" svg:y="-0.93cm" svg:width="3.447cm" svg:height="1.515cm" draw:z-index="56"><draw:object xlink:href="./Object 58" xlink:type="simple" xlink:show="embed" xlink:actuate="onLoad"/><draw:image xlink:href="./ObjectReplacements/Object 58" xlink:type="simple" xlink:show="embed" xlink:actuate="onLoad"/></draw:frame></text:span><text:span text:style-name="T4"><text:s text:c="2"/>et <text:s/></text:span><text:span text:style-name="T4"><draw:frame draw:style-name="fr1" draw:name="Objet59" text:anchor-type="as-char" svg:y="-0.564cm" svg:width="4.145cm" svg:height="0.721cm" draw:z-index="57"><draw:object xlink:href="./Object 59" xlink:type="simple" xlink:show="embed" xlink:actuate="onLoad"/><draw:image xlink:href="./ObjectReplacements/Object 59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6cm" draw:dots2="1" draw:dots2-length="0.006cm" draw:distance="0.006cm"/>
    <draw:stroke-dash draw:name="Dashed_20__28_var_29__20_101" draw:display-name="Dashed (var) 101" draw:style="rect" draw:dots1="1" draw:dots1-length="0.006cm" draw:dots2="1" draw:dots2-length="0.006cm" draw:distance="0.006cm"/>
    <draw:stroke-dash draw:name="Dashed_20__28_var_29__20_102" draw:display-name="Dashed (var) 102" draw:style="rect" draw:dots1="1" draw:dots1-length="0.006cm" draw:dots2="1" draw:dots2-length="0.006cm" draw:distance="0.006cm"/>
    <draw:stroke-dash draw:name="Dashed_20__28_var_29__20_103" draw:display-name="Dashed (var) 103" draw:style="rect" draw:dots1="1" draw:dots1-length="0.006cm" draw:dots2="1" draw:dots2-length="0.006cm" draw:distance="0.006cm"/>
    <draw:stroke-dash draw:name="Dashed_20__28_var_29__20_104" draw:display-name="Dashed (var) 104" draw:style="rect" draw:dots1="1" draw:dots1-length="0.006cm" draw:dots2="1" draw:dots2-length="0.006cm" draw:distance="0.006cm"/>
    <draw:stroke-dash draw:name="Dashed_20__28_var_29__20_105" draw:display-name="Dashed (var) 105" draw:style="rect" draw:dots1="1" draw:dots1-length="0.006cm" draw:dots2="1" draw:dots2-length="0.006cm" draw:distance="0.006cm"/>
    <draw:stroke-dash draw:name="Dashed_20__28_var_29__20_106" draw:display-name="Dashed (var) 106" draw:style="rect" draw:dots1="1" draw:dots1-length="0.006cm" draw:dots2="1" draw:dots2-length="0.006cm" draw:distance="0.006cm"/>
    <draw:stroke-dash draw:name="Dashed_20__28_var_29__20_107" draw:display-name="Dashed (var) 107" draw:style="rect" draw:dots1="1" draw:dots1-length="0.006cm" draw:dots2="1" draw:dots2-length="0.006cm" draw:distance="0.006cm"/>
    <draw:stroke-dash draw:name="Dashed_20__28_var_29__20_108" draw:display-name="Dashed (var) 108" draw:style="rect" draw:dots1="1" draw:dots1-length="0.006cm" draw:dots2="1" draw:dots2-length="0.006cm" draw:distance="0.006cm"/>
    <draw:stroke-dash draw:name="Dashed_20__28_var_29__20_109" draw:display-name="Dashed (var) 109" draw:style="rect" draw:dots1="1" draw:dots1-length="0.006cm" draw:dots2="1" draw:dots2-length="0.006cm" draw:distance="0.006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2="1" draw:dots2-length="0.057cm" draw:distance="0.057cm"/>
    <draw:stroke-dash draw:name="Dashed_20__28_var_29__20_113" draw:display-name="Dashed (var) 113" draw:style="rect" draw:dots2="1" draw:dots2-length="0.057cm" draw:distance="0.057cm"/>
    <draw:stroke-dash draw:name="Dashed_20__28_var_29__20_114" draw:display-name="Dashed (var) 114" draw:style="rect" draw:dots2="1" draw:dots2-length="0.032cm" draw:distance="0.032cm"/>
    <draw:stroke-dash draw:name="Dashed_20__28_var_29__20_115" draw:display-name="Dashed (var) 115" draw:style="rect" draw:dots1="1" draw:dots1-length="0.003cm" draw:dots2="1" draw:dots2-length="0.003cm" draw:distance="0.003cm"/>
    <draw:stroke-dash draw:name="Dashed_20__28_var_29__20_116" draw:display-name="Dashed (var) 116" draw:style="rect" draw:dots1="1" draw:dots1-length="0.003cm" draw:dots2="1" draw:dots2-length="0.003cm" draw:distance="0.003cm"/>
    <draw:stroke-dash draw:name="Dashed_20__28_var_29__20_117" draw:display-name="Dashed (var) 117" draw:style="rect" draw:dots1="1" draw:dots1-length="0.003cm" draw:dots2="1" draw:dots2-length="0.003cm" draw:distance="0.003cm"/>
    <draw:stroke-dash draw:name="Dashed_20__28_var_29__20_118" draw:display-name="Dashed (var) 118" draw:style="rect" draw:dots1="1" draw:dots1-length="0.003cm" draw:dots2="1" draw:dots2-length="0.003cm" draw:distance="0.003cm"/>
    <draw:stroke-dash draw:name="Dashed_20__28_var_29__20_119" draw:display-name="Dashed (var) 119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3cm" draw:dots2="1" draw:dots2-length="0.003cm" draw:distance="0.003cm"/>
    <draw:stroke-dash draw:name="Dashed_20__28_var_29__20_121" draw:display-name="Dashed (var) 121" draw:style="rect" draw:dots1="1" draw:dots1-length="0.003cm" draw:dots2="1" draw:dots2-length="0.003cm" draw:distance="0.003cm"/>
    <draw:stroke-dash draw:name="Dashed_20__28_var_29__20_122" draw:display-name="Dashed (var) 122" draw:style="rect" draw:dots1="1" draw:dots1-length="0.003cm" draw:dots2="1" draw:dots2-length="0.003cm" draw:distance="0.003cm"/>
    <draw:stroke-dash draw:name="Dashed_20__28_var_29__20_123" draw:display-name="Dashed (var) 123" draw:style="rect" draw:dots1="1" draw:dots1-length="0.003cm" draw:dots2="1" draw:dots2-length="0.003cm" draw:distance="0.003cm"/>
    <draw:stroke-dash draw:name="Dashed_20__28_var_29__20_124" draw:display-name="Dashed (var) 124" draw:style="rect" draw:dots1="1" draw:dots1-length="0.003cm" draw:dots2="1" draw:dots2-length="0.003cm" draw:distance="0.003cm"/>
    <draw:stroke-dash draw:name="Dashed_20__28_var_29__20_125" draw:display-name="Dashed (var) 125" draw:style="rect" draw:dots1="1" draw:dots1-length="0.003cm" draw:dots2="1" draw:dots2-length="0.003cm" draw:distance="0.003cm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6cm" draw:dots2="1" draw:dots2-length="0.006cm" draw:distance="0.006cm"/>
    <draw:stroke-dash draw:name="Dashed_20__28_var_29__20_99" draw:display-name="Dashed (var) 9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09:02:08.68</meta:creation-date>
    <meta:editing-duration>PT14H29M36S</meta:editing-duration>
    <meta:editing-cycles>165</meta:editing-cycles>
    <meta:generator>LibreOffice/6.1.6.3$Windows_X86_64 LibreOffice_project/5896ab1714085361c45cf540f76f60673dd96a72</meta:generator>
    <dc:date>2019-07-10T21:31:23.243000000</dc:date>
    <meta:print-date>2014-01-09T09:53:19.91</meta:print-date>
    <meta:document-statistic meta:table-count="0" meta:image-count="0" meta:object-count="67" meta:page-count="5" meta:paragraph-count="69" meta:word-count="432" meta:character-count="1982" meta:non-whitespace-character-count="1560"/>
  </office:meta>
</office:document-meta>
</file>

<file path=Object 1/content.xml><?xml version="1.0" encoding="utf-8"?>
<math xmlns="http://www.w3.org/1998/Math/MathML" display="block">
  <semantics>
    <msqrt>
      <mn>13</mn>
    </msqrt>
    <annotation encoding="StarMath 5.0"> sqrt {13}</annotation>
  </semantics>
</math>
</file>

<file path=Object 10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n>2</mn>
      </msup>
      <mo stretchy="false">=</mo>
      <mstyle color="black">
        <mrow>
          <msup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×</mo>
                  <mi>x</mi>
                </mrow>
              </mrow>
              <mo fence="true" stretchy="false">)</mo>
            </mrow>
            <mn>2</mn>
          </msup>
          <mo stretchy="false">=</mo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n>2</mn>
            </msup>
            <mo stretchy="false">×</mo>
            <msup>
              <mi>x</mi>
              <mn>2</mn>
            </msup>
          </mrow>
          <mo stretchy="false">=</mo>
          <msup>
            <mi>x</mi>
            <mn>2</mn>
          </msup>
        </mrow>
      </mstyle>
    </mrow>
    <annotation encoding="StarMath 5.0">(-x)^{2}=color black {(-1 times x)^2=(-1)^2 times x^2=x^{2}}</annotation>
  </semantics>
</math>
</file>

<file path=Object 11/content.xml><?xml version="1.0" encoding="utf-8"?>
<math xmlns="http://www.w3.org/1998/Math/MathML" display="block">
  <semantics>
    <mrow>
      <msup>
        <mrow>
          <mo fence="true" stretchy="false">(</mo>
          <mrow>
            <mrow>
              <mn>3</mn>
              <mi>−</mi>
              <mi>x</mi>
            </mrow>
          </mrow>
          <mo fence="true" stretchy="false">)</mo>
        </mrow>
        <mn>2</mn>
      </msup>
      <mo stretchy="false">=</mo>
      <mstyle color="black">
        <msup>
          <mrow>
            <mo fence="true" stretchy="false">(</mo>
            <mrow>
              <mrow>
                <mi>x</mi>
                <mo stretchy="false">−</mo>
                <mn>3</mn>
              </mrow>
            </mrow>
            <mo fence="true" stretchy="false">)</mo>
          </mrow>
          <mn>2</mn>
        </msup>
      </mstyle>
    </mrow>
    <annotation encoding="StarMath 5.0">({3}−x)^{2}=color black {(x-{3})^{2}}</annotation>
  </semantics>
</math>
</file>

<file path=Object 12/content.xml><?xml version="1.0" encoding="utf-8"?>
<math xmlns="http://www.w3.org/1998/Math/MathML" display="block">
  <semantics>
    <msqrt>
      <mrow>
        <mi>a</mi>
        <mo stretchy="false">+</mo>
        <mi>b</mi>
      </mrow>
    </msqrt>
    <annotation encoding="StarMath 5.0"> sqrt {a+b}</annotation>
  </semantics>
</math>
</file>

<file path=Object 13/content.xml><?xml version="1.0" encoding="utf-8"?>
<math xmlns="http://www.w3.org/1998/Math/MathML" display="block">
  <semantics>
    <msqrt>
      <mrow>
        <mo stretchy="false">−</mo>
        <mn>5</mn>
      </mrow>
    </msqrt>
    <annotation encoding="StarMath 5.0"> sqrt {-{5}}</annotation>
  </semantics>
</math>
</file>

<file path=Object 14/content.xml><?xml version="1.0" encoding="utf-8"?>
<math xmlns="http://www.w3.org/1998/Math/MathML" display="block">
  <semantics>
    <msqrt>
      <mi>a</mi>
    </msqrt>
    <annotation encoding="StarMath 5.0"> sqrt {a}</annotation>
  </semantics>
</math>
</file>

<file path=Object 15/content.xml><?xml version="1.0" encoding="utf-8"?>
<math xmlns="http://www.w3.org/1998/Math/MathML" display="block">
  <semantics>
    <mrow>
      <msqrt>
        <mrow>
          <mi>a</mi>
          <mo stretchy="false">×</mo>
          <mi>b</mi>
        </mrow>
      </msqrt>
      <mo stretchy="false">=</mo>
      <mrow>
        <msqrt>
          <mi>a</mi>
        </msqrt>
        <mo stretchy="false">×</mo>
        <msqrt>
          <mi>b</mi>
        </msqrt>
      </mrow>
    </mrow>
    <annotation encoding="StarMath 5.0"> sqrt {a  times  b} =  sqrt {a}  times   sqrt {b}</annotation>
  </semantics>
</math>
</file>

<file path=Object 16/content.xml><?xml version="1.0" encoding="utf-8"?>
<math xmlns="http://www.w3.org/1998/Math/MathML" display="block">
  <semantics>
    <mrow>
      <msqrt>
        <mrow>
          <mn>9</mn>
          <mo stretchy="false">×</mo>
          <mn>4</mn>
        </mrow>
      </msqrt>
      <mo stretchy="false">=</mo>
      <mstyle color="black">
        <mrow>
          <msqrt>
            <mn>36</mn>
          </msqrt>
          <mo stretchy="false">=</mo>
          <mn>6</mn>
        </mrow>
      </mstyle>
    </mrow>
    <annotation encoding="StarMath 5.0"> sqrt {{9}  times  {4}} = color black { sqrt {36} = {6}}</annotation>
  </semantics>
</math>
</file>

<file path=Object 17/content.xml><?xml version="1.0" encoding="utf-8"?>
<math xmlns="http://www.w3.org/1998/Math/MathML" display="block">
  <semantics>
    <mrow>
      <mrow>
        <msqrt>
          <mn>9</mn>
        </msqrt>
        <mo stretchy="false">×</mo>
        <msqrt>
          <mn>4</mn>
        </msqrt>
      </mrow>
      <mo stretchy="false">=</mo>
      <mstyle color="black">
        <mrow>
          <mrow>
            <mn>3</mn>
            <mo stretchy="false">×</mo>
            <mn>2</mn>
          </mrow>
          <mo stretchy="false">=</mo>
          <mn>6</mn>
        </mrow>
      </mstyle>
    </mrow>
    <annotation encoding="StarMath 5.0"> sqrt {9}  times   sqrt {4} = color black {{3}  times  {2} = {6}}</annotation>
  </semantics>
</math>
</file>

<file path=Object 18/content.xml><?xml version="1.0" encoding="utf-8"?>
<math xmlns="http://www.w3.org/1998/Math/MathML" display="block">
  <semantics>
    <mrow>
      <msqrt>
        <mfrac>
          <mi>a</mi>
          <mi>b</mi>
        </mfrac>
      </msqrt>
      <mo stretchy="false">=</mo>
      <mfrac>
        <msqrt>
          <mi>a</mi>
        </msqrt>
        <msqrt>
          <mi>b</mi>
        </msqrt>
      </mfrac>
    </mrow>
    <annotation encoding="StarMath 5.0"> sqrt {{a}over{b}} = { sqrt {a}}over{ sqrt {b}}</annotation>
  </semantics>
</math>
</file>

<file path=Object 19/content.xml><?xml version="1.0" encoding="utf-8"?>
<math xmlns="http://www.w3.org/1998/Math/MathML" display="block">
  <semantics>
    <mstyle color="black">
      <mrow>
        <msqrt>
          <mrow>
            <mi>a</mi>
            <mo stretchy="false">×</mo>
            <mi>b</mi>
          </mrow>
        </msqrt>
        <mo stretchy="false">=</mo>
        <mrow>
          <msqrt>
            <mi>a</mi>
          </msqrt>
          <mo stretchy="false">×</mo>
          <msqrt>
            <mi>b</mi>
          </msqrt>
        </mrow>
      </mrow>
    </mstyle>
    <annotation encoding="StarMath 5.0">color black { sqrt {a  times  b} =  sqrt {a}  times   sqrt {b}}</annotation>
  </semantics>
</math>
</file>

<file path=Object 2/content.xml><?xml version="1.0" encoding="utf-8"?>
<math xmlns="http://www.w3.org/1998/Math/MathML" display="block">
  <semantics>
    <mrow>
      <msqrt>
        <mn>13</mn>
      </msqrt>
      <mo stretchy="false">≈</mo>
      <mn>3.605551275</mn>
    </mrow>
    <annotation encoding="StarMath 5.0"> sqrt {13}  approx  {3.605551275}</annotation>
  </semantics>
</math>
</file>

<file path=Object 20/content.xml><?xml version="1.0" encoding="utf-8"?>
<math xmlns="http://www.w3.org/1998/Math/MathML" display="block">
  <semantics>
    <mrow>
      <msup>
        <mrow>
          <mo fence="true" stretchy="false">(</mo>
          <mrow>
            <msqrt>
              <mrow>
                <mi>a</mi>
                <mo stretchy="false">×</mo>
                <mi>b</mi>
              </mrow>
            </msqrt>
          </mrow>
          <mo fence="true" stretchy="false">)</mo>
        </mrow>
        <mn>2</mn>
      </msup>
      <mo stretchy="false">=</mo>
      <mstyle color="black">
        <mrow>
          <mi>a</mi>
          <mo stretchy="false">×</mo>
          <mi>b</mi>
        </mrow>
      </mstyle>
    </mrow>
    <annotation encoding="StarMath 5.0">( sqrt {a  times  b})^{2} = color black {a  times b}</annotation>
  </semantics>
</math>
</file>

<file path=Object 21/content.xml><?xml version="1.0" encoding="utf-8"?>
<math xmlns="http://www.w3.org/1998/Math/MathML" display="block">
  <semantics>
    <mrow>
      <msup>
        <mrow>
          <mo fence="true" stretchy="false">(</mo>
          <mrow>
            <mrow>
              <msqrt>
                <mi>a</mi>
              </msqrt>
              <mo stretchy="false">×</mo>
              <msqrt>
                <mi>b</mi>
              </msqrt>
            </mrow>
          </mrow>
          <mo fence="true" stretchy="false">)</mo>
        </mrow>
        <mn>2</mn>
      </msup>
      <mo stretchy="false">=</mo>
      <mstyle color="black">
        <mrow>
          <mrow>
            <msup>
              <mrow>
                <mo fence="true" stretchy="false">(</mo>
                <mrow>
                  <msqrt>
                    <mi>a</mi>
                  </msqrt>
                </mrow>
                <mo fence="true" stretchy="false">)</mo>
              </mrow>
              <mn>2</mn>
            </msup>
            <mo stretchy="false">×</mo>
            <msup>
              <mrow>
                <mo fence="true" stretchy="false">(</mo>
                <mrow>
                  <msqrt>
                    <mi>b</mi>
                  </msqrt>
                </mrow>
                <mo fence="true" stretchy="false">)</mo>
              </mrow>
              <mn>2</mn>
            </msup>
          </mrow>
          <mo stretchy="false">=</mo>
          <mrow>
            <mi>a</mi>
            <mo stretchy="false">×</mo>
            <mi>b</mi>
          </mrow>
        </mrow>
      </mstyle>
    </mrow>
    <annotation encoding="StarMath 5.0">( sqrt {a}  times   sqrt {b})^{2} = color black {( sqrt {a})^{2}  times  ( sqrt {b})^{2} = a  times  b}</annotation>
  </semantics>
</math>
</file>

<file path=Object 22/content.xml><?xml version="1.0" encoding="utf-8"?>
<math xmlns="http://www.w3.org/1998/Math/MathML" display="block">
  <semantics>
    <mstyle color="black">
      <mrow>
        <msup>
          <mrow>
            <mo fence="true" stretchy="false">(</mo>
            <mrow>
              <msqrt>
                <mrow>
                  <mi>a</mi>
                  <mo stretchy="false">×</mo>
                  <mi>b</mi>
                </mrow>
              </msqrt>
            </mrow>
            <mo fence="true" stretchy="false">)</mo>
          </mrow>
          <mn>2</mn>
        </msup>
        <mo stretchy="false">=</mo>
        <msup>
          <mrow>
            <mo fence="true" stretchy="false">(</mo>
            <mrow>
              <mrow>
                <msqrt>
                  <mi>a</mi>
                </msqrt>
                <mo stretchy="false">×</mo>
                <msqrt>
                  <mi>b</mi>
                </msqrt>
              </mrow>
            </mrow>
            <mo fence="true" stretchy="false">)</mo>
          </mrow>
          <mn>2</mn>
        </msup>
      </mrow>
    </mstyle>
    <annotation encoding="StarMath 5.0">color black {( sqrt {a  times  b})^2 =  (sqrt {a}  times   sqrt {b})^2}</annotation>
  </semantics>
</math>
</file>

<file path=Object 23/content.xml><?xml version="1.0" encoding="utf-8"?>
<math xmlns="http://www.w3.org/1998/Math/MathML" display="block">
  <semantics>
    <mrow>
      <msqrt>
        <mn>1</mn>
      </msqrt>
      <mo stretchy="false">=</mo>
      <mstyle color="black">
        <mn>1</mn>
      </mstyle>
    </mrow>
    <annotation encoding="StarMath 5.0"> sqrt {1} = color black {1}</annotation>
  </semantics>
</math>
</file>

<file path=Object 24/content.xml><?xml version="1.0" encoding="utf-8"?>
<math xmlns="http://www.w3.org/1998/Math/MathML" display="block">
  <semantics>
    <mrow>
      <msqrt>
        <mn>4</mn>
      </msqrt>
      <mo stretchy="false">=</mo>
      <mn>2</mn>
    </mrow>
    <annotation encoding="StarMath 5.0"> sqrt {4} = {2}</annotation>
  </semantics>
</math>
</file>

<file path=Object 25/content.xml><?xml version="1.0" encoding="utf-8"?>
<math xmlns="http://www.w3.org/1998/Math/MathML" display="block">
  <semantics>
    <mrow>
      <msqrt>
        <mn>9</mn>
      </msqrt>
      <mo stretchy="false">=</mo>
      <mn>3</mn>
    </mrow>
    <annotation encoding="StarMath 5.0"> sqrt {9} = {3}</annotation>
  </semantics>
</math>
</file>

<file path=Object 26/content.xml><?xml version="1.0" encoding="utf-8"?>
<math xmlns="http://www.w3.org/1998/Math/MathML" display="block">
  <semantics>
    <mrow>
      <msqrt>
        <mn>16</mn>
      </msqrt>
      <mo stretchy="false">=</mo>
      <mn>4</mn>
    </mrow>
    <annotation encoding="StarMath 5.0"> sqrt {16} = {4}</annotation>
  </semantics>
</math>
</file>

<file path=Object 27/content.xml><?xml version="1.0" encoding="utf-8"?>
<math xmlns="http://www.w3.org/1998/Math/MathML" display="block">
  <semantics>
    <mstyle color="black">
      <mrow>
        <msqrt>
          <mfrac>
            <mi>a</mi>
            <mi>b</mi>
          </mfrac>
        </msqrt>
        <mo stretchy="false">=</mo>
        <mfrac>
          <msqrt>
            <mi>a</mi>
          </msqrt>
          <msqrt>
            <mi>b</mi>
          </msqrt>
        </mfrac>
      </mrow>
    </mstyle>
    <annotation encoding="StarMath 5.0">color black { sqrt {{a}over{b}} = { sqrt {a}}over{ sqrt {b}}}</annotation>
  </semantics>
</math>
</file>

<file path=Object 28/content.xml><?xml version="1.0" encoding="utf-8"?>
<math xmlns="http://www.w3.org/1998/Math/MathML" display="block">
  <semantics>
    <mrow>
      <msup>
        <mrow>
          <mo fence="true" stretchy="true">(</mo>
          <mrow>
            <msqrt>
              <mfrac>
                <mi>a</mi>
                <mi>b</mi>
              </mfrac>
            </msqrt>
          </mrow>
          <mo fence="true" stretchy="true">)</mo>
        </mrow>
        <mn>2</mn>
      </msup>
      <mo stretchy="false">=</mo>
      <mstyle color="black">
        <mfrac>
          <mi>a</mi>
          <mi>b</mi>
        </mfrac>
      </mstyle>
    </mrow>
    <annotation encoding="StarMath 5.0">left ( sqrt {a  over  b} right ) ^{2} = color black {a over b}</annotation>
  </semantics>
</math>
</file>

<file path=Object 29/content.xml><?xml version="1.0" encoding="utf-8"?>
<math xmlns="http://www.w3.org/1998/Math/MathML" display="block">
  <semantics>
    <mrow>
      <msup>
        <mrow>
          <mo fence="true" stretchy="true">(</mo>
          <mrow>
            <mfrac>
              <msqrt>
                <mi>a</mi>
              </msqrt>
              <msqrt>
                <mi>b</mi>
              </msqrt>
            </mfrac>
          </mrow>
          <mo fence="true" stretchy="true">)</mo>
        </mrow>
        <mn>2</mn>
      </msup>
      <mo stretchy="false">=</mo>
      <mstyle color="black">
        <mrow>
          <mfrac>
            <msup>
              <mrow>
                <mo fence="true" stretchy="false">(</mo>
                <mrow>
                  <msqrt>
                    <mi>a</mi>
                  </msqrt>
                </mrow>
                <mo fence="true" stretchy="false">)</mo>
              </mrow>
              <mn>2</mn>
            </msup>
            <msup>
              <mrow>
                <mo fence="true" stretchy="false">(</mo>
                <mrow>
                  <msqrt>
                    <mi>b</mi>
                  </msqrt>
                </mrow>
                <mo fence="true" stretchy="false">)</mo>
              </mrow>
              <mn>2</mn>
            </msup>
          </mfrac>
          <mo stretchy="false">=</mo>
          <mfrac>
            <mi>a</mi>
            <mi>b</mi>
          </mfrac>
        </mrow>
      </mstyle>
    </mrow>
    <annotation encoding="StarMath 5.0"> left ( sqrt {a}  over sqrt {b} right ) ^{2} =color black { ( sqrt {a})^{2}  over  ( sqrt {b})^{2} = a over b}</annotation>
  </semantics>
</math>
</file>

<file path=Object 3/content.xml><?xml version="1.0" encoding="utf-8"?>
<math xmlns="http://www.w3.org/1998/Math/MathML" display="block">
  <semantics>
    <mrow>
      <msup>
        <mtext>AC</mtext>
        <mn>2</mn>
      </msup>
      <mo stretchy="false">=</mo>
      <mstyle color="black">
        <mrow>
          <mrow>
            <msup>
              <mtext>AB</mtext>
              <mn>2</mn>
            </msup>
            <mo stretchy="false">+</mo>
            <msup>
              <mtext>BC</mtext>
              <mn>2</mn>
            </msup>
          </mrow>
          <mo stretchy="false">=</mo>
          <mrow>
            <msup>
              <mn>3</mn>
              <mn>2</mn>
            </msup>
            <mo stretchy="false">+</mo>
            <msup>
              <mn>2</mn>
              <mn>2</mn>
            </msup>
          </mrow>
          <mo stretchy="false">=</mo>
          <mrow>
            <mn>9</mn>
            <mo stretchy="false">+</mo>
            <mn>4</mn>
          </mrow>
          <mo stretchy="false">=</mo>
          <mn>13</mn>
        </mrow>
      </mstyle>
    </mrow>
    <annotation encoding="StarMath 5.0">"AC"^{2} = color black {"AB"^{2} + "BC"^{2} = {3}^{2} + {2}^{2} = {9} + {4} = {13}}</annotation>
  </semantics>
</math>
</file>

<file path=Object 30/content.xml><?xml version="1.0" encoding="utf-8"?>
<math xmlns="http://www.w3.org/1998/Math/MathML" display="block">
  <semantics>
    <mstyle color="black">
      <mrow>
        <msup>
          <mrow>
            <mo fence="true" stretchy="true">(</mo>
            <mrow>
              <msqrt>
                <mfrac>
                  <mi>a</mi>
                  <mi>b</mi>
                </mfrac>
              </msqrt>
            </mrow>
            <mo fence="true" stretchy="true">)</mo>
          </mrow>
          <mn>2</mn>
        </msup>
        <mo stretchy="false">=</mo>
        <msup>
          <mrow>
            <mo fence="true" stretchy="true">(</mo>
            <mrow>
              <mfrac>
                <msqrt>
                  <mi>a</mi>
                </msqrt>
                <msqrt>
                  <mi>b</mi>
                </msqrt>
              </mfrac>
            </mrow>
            <mo fence="true" stretchy="true">)</mo>
          </mrow>
          <mn>2</mn>
        </msup>
      </mrow>
    </mstyle>
    <annotation encoding="StarMath 5.0">color black {left ( sqrt {a  over  b} right ) ^2 = left (  sqrt {a}  over   sqrt {b} right ) ^2}</annotation>
  </semantics>
</math>
</file>

<file path=Object 31/content.xml><?xml version="1.0" encoding="utf-8"?>
<math xmlns="http://www.w3.org/1998/Math/MathML" display="block">
  <semantics>
    <mrow>
      <msup>
        <mi>x</mi>
        <mn>2</mn>
      </msup>
      <mo stretchy="false">=</mo>
      <mn>25</mn>
    </mrow>
    <annotation encoding="StarMath 5.0">x^{2}={25}</annotation>
  </semantics>
</math>
</file>

<file path=Object 32/content.xml><?xml version="1.0" encoding="utf-8"?>
<math xmlns="http://www.w3.org/1998/Math/MathML" display="block">
  <semantics>
    <msqrt>
      <mn>25</mn>
    </msqrt>
    <annotation encoding="StarMath 5.0"> sqrt  {25}</annotation>
  </semantics>
</math>
</file>

<file path=Object 33/content.xml><?xml version="1.0" encoding="utf-8"?>
<math xmlns="http://www.w3.org/1998/Math/MathML" display="block">
  <semantics>
    <mrow>
      <msup>
        <mrow>
          <mo fence="true" stretchy="false">(</mo>
          <mrow>
            <msqrt>
              <mi>a</mi>
            </msqrt>
          </mrow>
          <mo fence="true" stretchy="false">)</mo>
        </mrow>
        <mn>2</mn>
      </msup>
      <mo stretchy="false">=</mo>
      <mstyle color="black">
        <mi>a</mi>
      </mstyle>
    </mrow>
    <annotation encoding="StarMath 5.0">(sqrt  a)^{2}=color black {a}</annotation>
  </semantics>
</math>
</file>

<file path=Object 34/content.xml><?xml version="1.0" encoding="utf-8"?>
<math xmlns="http://www.w3.org/1998/Math/MathML" display="block">
  <semantics>
    <mrow>
      <mi>a</mi>
      <mo stretchy="false">⩾</mo>
      <mn>0</mn>
    </mrow>
    <annotation encoding="StarMath 5.0">a geslant {0}</annotation>
  </semantics>
</math>
</file>

<file path=Object 35/content.xml><?xml version="1.0" encoding="utf-8"?>
<math xmlns="http://www.w3.org/1998/Math/MathML" display="block">
  <semantics>
    <mrow>
      <mi>a</mi>
      <mo stretchy="false">⩾</mo>
      <mn>0</mn>
    </mrow>
    <annotation encoding="StarMath 5.0">a geslant {0}</annotation>
  </semantics>
</math>
</file>

<file path=Object 36/content.xml><?xml version="1.0" encoding="utf-8"?>
<math xmlns="http://www.w3.org/1998/Math/MathML" display="block">
  <semantics>
    <mrow>
      <msqrt>
        <mrow>
          <mo fence="true" stretchy="false">(</mo>
          <mrow>
            <msup>
              <mi>a</mi>
              <mn>2</mn>
            </msup>
          </mrow>
          <mo fence="true" stretchy="false">)</mo>
        </mrow>
      </msqrt>
      <mo stretchy="false">=</mo>
      <mstyle color="black">
        <mi>a</mi>
      </mstyle>
    </mrow>
    <annotation encoding="StarMath 5.0">sqrt (a^2)=color black {a}</annotation>
  </semantics>
</math>
</file>

<file path=Object 37/content.xml><?xml version="1.0" encoding="utf-8"?>
<math xmlns="http://www.w3.org/1998/Math/MathML" display="block">
  <semantics>
    <mrow>
      <mi>a</mi>
      <mo stretchy="false">⩽</mo>
      <mn>0</mn>
    </mrow>
    <annotation encoding="StarMath 5.0">a leslant {0}</annotation>
  </semantics>
</math>
</file>

<file path=Object 38/content.xml><?xml version="1.0" encoding="utf-8"?>
<math xmlns="http://www.w3.org/1998/Math/MathML" display="block">
  <semantics>
    <mrow>
      <msqrt>
        <mrow>
          <mo fence="true" stretchy="false">(</mo>
          <mrow>
            <msup>
              <mi>a</mi>
              <mn>2</mn>
            </msup>
          </mrow>
          <mo fence="true" stretchy="false">)</mo>
        </mrow>
      </msqrt>
      <mo stretchy="false">=</mo>
      <mstyle color="black">
        <mrow>
          <mo stretchy="false">−</mo>
          <mi>a</mi>
        </mrow>
      </mstyle>
    </mrow>
    <annotation encoding="StarMath 5.0">sqrt (a^2)=color black {-a}</annotation>
  </semantics>
</math>
</file>

<file path=Object 39/content.xml><?xml version="1.0" encoding="utf-8"?>
<math xmlns="http://www.w3.org/1998/Math/MathML" display="block">
  <semantics>
    <mrow>
      <msqrt>
        <mrow>
          <mo fence="true" stretchy="false">(</mo>
          <mrow>
            <msup>
              <mn>2</mn>
              <mn>2</mn>
            </msup>
          </mrow>
          <mo fence="true" stretchy="false">)</mo>
        </mrow>
      </msqrt>
      <mo stretchy="false">=</mo>
      <mstyle color="black">
        <mrow>
          <msqrt>
            <mrow>
              <mo fence="true" stretchy="false">(</mo>
              <mrow>
                <mn>4</mn>
              </mrow>
              <mo fence="true" stretchy="false">)</mo>
            </mrow>
          </msqrt>
          <mo stretchy="false">=</mo>
          <mn>2</mn>
        </mrow>
      </mstyle>
    </mrow>
    <annotation encoding="StarMath 5.0">sqrt (2^2)=color black {sqrt (4)=2}</annotation>
  </semantics>
</math>
</file>

<file path=Object 4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  <mn>2</mn>
      </msup>
      <mo stretchy="false">=</mo>
      <mn>25</mn>
    </mrow>
    <annotation encoding="StarMath 5.0">(-{5})^{2}={25}</annotation>
  </semantics>
</math>
</file>

<file path=Object 40/content.xml><?xml version="1.0" encoding="utf-8"?>
<math xmlns="http://www.w3.org/1998/Math/MathML" display="block">
  <semantics>
    <mrow>
      <msqrt>
        <mrow>
          <mo fence="true" stretchy="false">(</mo>
          <mrow>
            <msup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n>2</mn>
            </msup>
          </mrow>
          <mo fence="true" stretchy="false">)</mo>
        </mrow>
      </msqrt>
      <mo stretchy="false">=</mo>
      <mstyle color="black">
        <mrow>
          <msqrt>
            <mrow>
              <mo fence="true" stretchy="false">(</mo>
              <mrow>
                <mn>4</mn>
              </mrow>
              <mo fence="true" stretchy="false">)</mo>
            </mrow>
          </msqrt>
          <mo stretchy="false">=</mo>
          <mn>2</mn>
        </mrow>
      </mstyle>
    </mrow>
    <annotation encoding="StarMath 5.0">sqrt ((-2)^2)=color black {sqrt (4)=2}</annotation>
  </semantics>
</math>
</file>

<file path=Object 41/content.xml><?xml version="1.0" encoding="utf-8"?>
<math xmlns="http://www.w3.org/1998/Math/MathML" display="block">
  <semantics>
    <mrow>
      <mi>a</mi>
      <mo stretchy="false">⩾</mo>
      <mn>0</mn>
    </mrow>
    <annotation encoding="StarMath 5.0">a geslant {0}</annotation>
  </semantics>
</math>
</file>

<file path=Object 42/content.xml><?xml version="1.0" encoding="utf-8"?>
<math xmlns="http://www.w3.org/1998/Math/MathML" display="block">
  <semantics>
    <mrow>
      <mi>b</mi>
      <mo stretchy="false">⩾</mo>
      <mn>0</mn>
    </mrow>
    <annotation encoding="StarMath 5.0">b geslant {0}</annotation>
  </semantics>
</math>
</file>

<file path=Object 43/content.xml><?xml version="1.0" encoding="utf-8"?>
<math xmlns="http://www.w3.org/1998/Math/MathML" display="block">
  <semantics>
    <mrow>
      <mi>a</mi>
      <mo stretchy="false">⩾</mo>
      <mn>0</mn>
    </mrow>
    <annotation encoding="StarMath 5.0">a geslant {0}</annotation>
  </semantics>
</math>
</file>

<file path=Object 44/content.xml><?xml version="1.0" encoding="utf-8"?>
<math xmlns="http://www.w3.org/1998/Math/MathML" display="block">
  <semantics>
    <mrow>
      <mi>b</mi>
      <mo stretchy="false">&gt;</mo>
      <mn>0</mn>
    </mrow>
    <annotation encoding="StarMath 5.0">b &gt; {0}</annotation>
  </semantics>
</math>
</file>

<file path=Object 45/content.xml><?xml version="1.0" encoding="utf-8"?>
<math xmlns="http://www.w3.org/1998/Math/MathML" display="block">
  <semantics>
    <msqrt>
      <mrow>
        <mi>a</mi>
        <mo stretchy="false">−</mo>
        <mi>b</mi>
      </mrow>
    </msqrt>
    <annotation encoding="StarMath 5.0"> sqrt {a-b}</annotation>
  </semantics>
</math>
</file>

<file path=Object 46/content.xml><?xml version="1.0" encoding="utf-8"?>
<math xmlns="http://www.w3.org/1998/Math/MathML" display="block">
  <semantics>
    <mrow>
      <msqrt>
        <mrow>
          <mn>9</mn>
          <mo stretchy="false">+</mo>
          <mn>4</mn>
        </mrow>
      </msqrt>
      <mo stretchy="false">=</mo>
      <mstyle color="black">
        <mrow>
          <msqrt>
            <mn>13</mn>
          </msqrt>
          <mo stretchy="false">≈</mo>
          <mn>3,6</mn>
        </mrow>
      </mstyle>
    </mrow>
    <annotation encoding="StarMath 5.0"> sqrt {{9}  + {4}} = color black { sqrt {13} approx 3,6}</annotation>
  </semantics>
</math>
</file>

<file path=Object 47/content.xml><?xml version="1.0" encoding="utf-8"?>
<math xmlns="http://www.w3.org/1998/Math/MathML" display="block">
  <semantics>
    <mrow>
      <mrow>
        <msqrt>
          <mn>9</mn>
        </msqrt>
        <mo stretchy="false">+</mo>
        <msqrt>
          <mn>4</mn>
        </msqrt>
      </mrow>
      <mo stretchy="false">=</mo>
      <mstyle color="black">
        <mrow>
          <mrow>
            <mn>3</mn>
            <mo stretchy="false">+</mo>
            <mn>2</mn>
          </mrow>
          <mo stretchy="false">=</mo>
          <mn>5</mn>
        </mrow>
      </mstyle>
    </mrow>
    <annotation encoding="StarMath 5.0"> sqrt {9} + sqrt {4} = color black {{3} + {2} = 5}</annotation>
  </semantics>
</math>
</file>

<file path=Object 48/content.xml><?xml version="1.0" encoding="utf-8"?>
<math xmlns="http://www.w3.org/1998/Math/MathML" display="block">
  <semantics>
    <mrow>
      <mi>a</mi>
      <msqrt>
        <mi>b</mi>
      </msqrt>
    </mrow>
    <annotation encoding="StarMath 5.0">a sqrt{b}</annotation>
  </semantics>
</math>
</file>

<file path=Object 49/content.xml><?xml version="1.0" encoding="utf-8"?>
<math xmlns="http://www.w3.org/1998/Math/MathML" display="block">
  <semantics>
    <mrow>
      <mtext>A</mtext>
      <mo stretchy="false">=</mo>
      <msqrt>
        <mn>300</mn>
      </msqrt>
      <mo stretchy="false">=</mo>
      <mstyle color="black">
        <mrow>
          <mrow>
            <msqrt>
              <mrow>
                <mn>100</mn>
                <mo stretchy="false">×</mo>
                <mn>3</mn>
              </mrow>
            </msqrt>
            <mo stretchy="false">=</mo>
            <mrow>
              <msqrt>
                <mn>100</mn>
              </msqrt>
              <mo stretchy="false">×</mo>
              <msqrt>
                <mn>3</mn>
              </msqrt>
            </mrow>
            <mo stretchy="false">=</mo>
            <mn>10</mn>
          </mrow>
          <msqrt>
            <mn>3</mn>
          </msqrt>
        </mrow>
      </mstyle>
    </mrow>
    <annotation encoding="StarMath 5.0">"A"= sqrt  {300} = color black { sqrt {{100} times 3}= sqrt {100} times  sqrt {3}={10}  sqrt {3}}</annotation>
  </semantics>
</math>
</file>

<file path=Object 5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row>
                <mi>−</mi>
                <mn>1</mn>
              </mrow>
            </msup>
          </mrow>
          <mo fence="true" stretchy="false">)</mo>
        </mrow>
        <mn>2</mn>
      </msup>
      <mo stretchy="false">=</mo>
      <mstyle color="black">
        <msup>
          <mn>10</mn>
          <mrow>
            <mo stretchy="false">−</mo>
            <mn>2</mn>
          </mrow>
        </msup>
      </mstyle>
    </mrow>
    <annotation encoding="StarMath 5.0">({10}^{−{1}})^{2}=color black {{10}^{-{2}}}</annotation>
  </semantics>
</math>
</file>

<file path=Object 50/content.xml><?xml version="1.0" encoding="utf-8"?>
<math xmlns="http://www.w3.org/1998/Math/MathML" display="block">
  <semantics>
    <mrow>
      <mtext>B</mtext>
      <mo stretchy="false">=</mo>
      <mrow>
        <msqrt>
          <mn>18</mn>
        </msqrt>
        <mo stretchy="false">+</mo>
        <msqrt>
          <mn>50</mn>
        </msqrt>
        <mo stretchy="false">−</mo>
        <msqrt>
          <mn>32</mn>
        </msqrt>
        <mo stretchy="false">+</mo>
        <msqrt>
          <mn>200</mn>
        </msqrt>
      </mrow>
    </mrow>
    <annotation encoding="StarMath 5.0">"B"= sqrt {18} +  sqrt {50} -  sqrt {32}+  sqrt {200}</annotation>
  </semantics>
</math>
</file>

<file path=Object 51/content.xml><?xml version="1.0" encoding="utf-8"?>
<math xmlns="http://www.w3.org/1998/Math/MathML" display="block">
  <semantics>
    <mstyle color="black">
      <mrow>
        <mtext>B</mtext>
        <mo stretchy="false">=</mo>
        <mrow>
          <msqrt>
            <mrow>
              <mn>9</mn>
              <mo stretchy="false">×</mo>
              <mn>2</mn>
            </mrow>
          </msqrt>
          <mo stretchy="false">+</mo>
          <msqrt>
            <mrow>
              <mn>25</mn>
              <mo stretchy="false">×</mo>
              <mn>2</mn>
            </mrow>
          </msqrt>
          <mo stretchy="false">−</mo>
          <msqrt>
            <mrow>
              <mn>16</mn>
              <mo stretchy="false">×</mo>
              <mn>2</mn>
            </mrow>
          </msqrt>
          <mo stretchy="false">+</mo>
          <msqrt>
            <mrow>
              <mn>100</mn>
              <mo stretchy="false">×</mo>
              <mn>2</mn>
            </mrow>
          </msqrt>
        </mrow>
      </mrow>
    </mstyle>
    <annotation encoding="StarMath 5.0">color black {"B"= sqrt {9 times 2} +  sqrt {25 times 2} -  sqrt {16 times 2}+  sqrt {100 times 2}}</annotation>
  </semantics>
</math>
</file>

<file path=Object 52/content.xml><?xml version="1.0" encoding="utf-8"?>
<math xmlns="http://www.w3.org/1998/Math/MathML" display="block">
  <semantics>
    <mstyle color="black">
      <mrow>
        <mrow>
          <mtext>B</mtext>
          <mo stretchy="false">=</mo>
          <mn>3</mn>
        </mrow>
        <mrow>
          <msqrt>
            <mn>2</mn>
          </msqrt>
          <mo stretchy="false">+</mo>
          <mn>5</mn>
        </mrow>
        <mrow>
          <msqrt>
            <mn>2</mn>
          </msqrt>
          <mo stretchy="false">−</mo>
          <mn>4</mn>
        </mrow>
        <mrow>
          <msqrt>
            <mn>2</mn>
          </msqrt>
          <mo stretchy="false">+</mo>
          <mn>10</mn>
        </mrow>
        <msqrt>
          <mn>2</mn>
        </msqrt>
      </mrow>
    </mstyle>
    <annotation encoding="StarMath 5.0">color black {"B"= 3 sqrt {2} +  5 sqrt {2} - 4 sqrt {2}+ 10 sqrt {2}}</annotation>
  </semantics>
</math>
</file>

<file path=Object 53/content.xml><?xml version="1.0" encoding="utf-8"?>
<math xmlns="http://www.w3.org/1998/Math/MathML" display="block">
  <semantics>
    <mstyle color="black">
      <mrow>
        <mrow>
          <mtext>B</mtext>
          <mo stretchy="false">=</mo>
          <mn>14</mn>
        </mrow>
        <msqrt>
          <mn>2</mn>
        </msqrt>
      </mrow>
    </mstyle>
    <annotation encoding="StarMath 5.0">color black {"B"= 14 sqrt {2}}</annotation>
  </semantics>
</math>
</file>

<file path=Object 54/content.xml><?xml version="1.0" encoding="utf-8"?>
<math xmlns="http://www.w3.org/1998/Math/MathML" display="block">
  <semantics>
    <mrow>
      <mtext>C</mtext>
      <mo stretchy="false">=</mo>
      <mfrac>
        <mn>1</mn>
        <msqrt>
          <mn>3</mn>
        </msqrt>
      </mfrac>
      <mo stretchy="false">=</mo>
      <mstyle color="black">
        <mrow>
          <mfrac>
            <msqrt>
              <mn>3</mn>
            </msqrt>
            <mrow>
              <msqrt>
                <mn>3</mn>
              </msqrt>
              <mo stretchy="false">×</mo>
              <msqrt>
                <mn>3</mn>
              </msqrt>
            </mrow>
          </mfrac>
          <mo stretchy="false">=</mo>
          <mfrac>
            <msqrt>
              <mn>3</mn>
            </msqrt>
            <mn>3</mn>
          </mfrac>
        </mrow>
      </mstyle>
    </mrow>
    <annotation encoding="StarMath 5.0">alignc "C"={1}over{ sqrt {3}}=color black {{ sqrt {3}}over{ sqrt {3} times  sqrt {3}}= { sqrt {3}}over{3}}</annotation>
  </semantics>
</math>
</file>

<file path=Object 55/content.xml><?xml version="1.0" encoding="utf-8"?>
<math xmlns="http://www.w3.org/1998/Math/MathML" display="block">
  <semantics>
    <mrow>
      <mtext>D</mtext>
      <mo stretchy="false">=</mo>
      <mfrac>
        <msqrt>
          <mn>2</mn>
        </msqrt>
        <mrow>
          <msqrt>
            <mn>2</mn>
          </msqrt>
          <mo stretchy="false">−</mo>
          <mn>1</mn>
        </mrow>
      </mfrac>
      <mo stretchy="false">=</mo>
      <mstyle color="black">
        <mrow>
          <mfrac>
            <mrow>
              <msqrt>
                <mn>2</mn>
              </msqrt>
              <mo stretchy="false">×</mo>
              <mrow>
                <mo fence="true" stretchy="false">(</mo>
                <mrow>
                  <mrow>
                    <msqrt>
                      <mn>2</mn>
                    </msqrt>
                    <mo stretchy="false">+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qrt>
                      <mn>2</mn>
                    </msqrt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qrt>
                      <mn>2</mn>
                    </msqrt>
                    <mo stretchy="false">+</mo>
                    <mn>1</mn>
                  </mrow>
                </mrow>
                <mo fence="true" stretchy="false">)</mo>
              </mrow>
            </mrow>
          </mfrac>
          <mo stretchy="false">=</mo>
          <mfrac>
            <mrow>
              <mn>2</mn>
              <mo stretchy="false">+</mo>
              <msqrt>
                <mn>2</mn>
              </msqrt>
            </mrow>
            <mrow>
              <msup>
                <mrow>
                  <mo fence="true" stretchy="false">(</mo>
                  <mrow>
                    <msqrt>
                      <mn>2</mn>
                    </msqrt>
                  </mrow>
                  <mo fence="true" stretchy="false">)</mo>
                </mrow>
                <mn>2</mn>
              </msup>
              <mo stretchy="false">−</mo>
              <mn>1</mn>
            </mrow>
          </mfrac>
          <mo stretchy="false">=</mo>
          <mfrac>
            <mrow>
              <mn>2</mn>
              <mo stretchy="false">+</mo>
              <msqrt>
                <mn>2</mn>
              </msqrt>
            </mrow>
            <mrow>
              <mn>2</mn>
              <mo stretchy="false">−</mo>
              <mn>1</mn>
            </mrow>
          </mfrac>
          <mo stretchy="false">=</mo>
          <mrow>
            <mn>2</mn>
            <mo stretchy="false">+</mo>
            <msqrt>
              <mn>2</mn>
            </msqrt>
          </mrow>
        </mrow>
      </mstyle>
    </mrow>
    <annotation encoding="StarMath 5.0">alignc "D"={ sqrt {2}}over{ sqrt {2}-{1}}=color black {{ sqrt {2} times ( sqrt {2}+{1})}over{( sqrt {2}-{1})( sqrt {2}+{1})}={{2}+ sqrt {2}}over{( sqrt {2})^{2}-{1}}={2+ sqrt {2}}over{{2}-{1}}= 2+ sqrt {2}}</annotation>
  </semantics>
</math>
</file>

<file path=Object 56/content.xml><?xml version="1.0" encoding="utf-8"?>
<math xmlns="http://www.w3.org/1998/Math/MathML" display="block">
  <semantics>
    <mrow>
      <msqrt>
        <mn>2</mn>
      </msqrt>
      <mo stretchy="false">≈</mo>
      <mn>1,414</mn>
    </mrow>
    <annotation encoding="StarMath 5.0"> sqrt {2} approx {1,414}</annotation>
  </semantics>
</math>
</file>

<file path=Object 57/content.xml><?xml version="1.0" encoding="utf-8"?>
<math xmlns="http://www.w3.org/1998/Math/MathML" display="block">
  <semantics>
    <mrow>
      <msqrt>
        <mn>3</mn>
      </msqrt>
      <mo stretchy="false">≈</mo>
      <mn>1,732</mn>
    </mrow>
    <annotation encoding="StarMath 5.0"> sqrt {3} approx {1,732}</annotation>
  </semantics>
</math>
</file>

<file path=Object 58/content.xml><?xml version="1.0" encoding="utf-8"?>
<math xmlns="http://www.w3.org/1998/Math/MathML" display="block">
  <semantics>
    <mrow>
      <mtext>C</mtext>
      <mo stretchy="false">≈</mo>
      <mstyle color="black">
        <mrow>
          <mfrac>
            <mn>1,7</mn>
            <mn>3</mn>
          </mfrac>
          <mo stretchy="false">≈</mo>
          <mn>0,6</mn>
        </mrow>
      </mstyle>
    </mrow>
    <annotation encoding="StarMath 5.0">alignc "C"  approx color black { {1,7}over{3}  approx  {0,6}}</annotation>
  </semantics>
</math>
</file>

<file path=Object 59/content.xml><?xml version="1.0" encoding="utf-8"?>
<math xmlns="http://www.w3.org/1998/Math/MathML" display="block">
  <semantics>
    <mrow>
      <mtext>D</mtext>
      <mo stretchy="false">≈</mo>
      <mstyle color="black">
        <mrow>
          <mrow>
            <mn>2</mn>
            <mo stretchy="false">+</mo>
            <mn>1,4</mn>
          </mrow>
          <mo stretchy="false">≈</mo>
          <mn>3,4</mn>
        </mrow>
      </mstyle>
    </mrow>
    <annotation encoding="StarMath 5.0">"D"  approx color black { {2}+{1,4}  approx  {3,4}}</annotation>
  </semantics>
</math>
</file>

<file path=Object 6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sup>
                <mn>10</mn>
                <mrow>
                  <mo stretchy="false">−</mo>
                  <mn>5</mn>
                </mrow>
              </msup>
            </mrow>
          </mrow>
          <mo fence="true" stretchy="false">)</mo>
        </mrow>
        <mn>2</mn>
      </msup>
      <mo stretchy="false">=</mo>
      <mstyle color="black">
        <msup>
          <mn>10</mn>
          <mrow>
            <mo stretchy="false">−</mo>
            <mn>10</mn>
          </mrow>
        </msup>
      </mstyle>
    </mrow>
    <annotation encoding="StarMath 5.0">(-{10}^{-{5}})^{2}=color black {{10}^{-{10}}}</annotation>
  </semantics>
</math>
</file>

<file path=Object 60/content.xml><?xml version="1.0" encoding="utf-8"?>
<math xmlns="http://www.w3.org/1998/Math/MathML" display="block">
  <semantics>
    <mrow>
      <mi>a</mi>
      <mo stretchy="false">⩾</mo>
      <mn>0</mn>
    </mrow>
    <annotation encoding="StarMath 5.0">a geslant {0}</annotation>
  </semantics>
</math>
</file>

<file path=Object 61/content.xml><?xml version="1.0" encoding="utf-8"?>
<math xmlns="http://www.w3.org/1998/Math/MathML" display="block">
  <semantics>
    <mrow>
      <mi>b</mi>
      <mo stretchy="false">⩾</mo>
      <mn>0</mn>
    </mrow>
    <annotation encoding="StarMath 5.0">b geslant {0}</annotation>
  </semantics>
</math>
</file>

<file path=Object 62/content.xml><?xml version="1.0" encoding="utf-8"?>
<math xmlns="http://www.w3.org/1998/Math/MathML" display="block">
  <semantics>
    <mrow>
      <msqrt>
        <mrow>
          <mi>a</mi>
          <mo stretchy="false">+</mo>
          <mi>b</mi>
        </mrow>
      </msqrt>
      <mo stretchy="false">⩽</mo>
      <mrow>
        <msqrt>
          <mi>a</mi>
        </msqrt>
        <mo stretchy="false">+</mo>
        <msqrt>
          <mi>b</mi>
        </msqrt>
      </mrow>
    </mrow>
    <annotation encoding="StarMath 5.0"> sqrt {a  +  b} leslant  sqrt {a}  +   sqrt {b}</annotation>
  </semantics>
</math>
</file>

<file path=Object 63/content.xml><?xml version="1.0" encoding="utf-8"?>
<math xmlns="http://www.w3.org/1998/Math/MathML" display="block">
  <semantics>
    <mstyle color="black">
      <mrow>
        <msqrt>
          <mrow>
            <mi>a</mi>
            <mo stretchy="false">+</mo>
            <mi>b</mi>
          </mrow>
        </msqrt>
        <mo stretchy="false">⩽</mo>
        <mrow>
          <msqrt>
            <mi>a</mi>
          </msqrt>
          <mo stretchy="false">+</mo>
          <msqrt>
            <mi>b</mi>
          </msqrt>
        </mrow>
      </mrow>
    </mstyle>
    <annotation encoding="StarMath 5.0">color black {sqrt {a  +  b} leslant  sqrt {a}  +   sqrt {b}}</annotation>
  </semantics>
</math>
</file>

<file path=Object 64/content.xml><?xml version="1.0" encoding="utf-8"?>
<math xmlns="http://www.w3.org/1998/Math/MathML" display="block">
  <semantics>
    <mstyle color="black">
      <mrow>
        <msup>
          <mrow>
            <mo fence="true" stretchy="false">(</mo>
            <mrow>
              <msqrt>
                <mrow>
                  <mi>a</mi>
                  <mo stretchy="false">+</mo>
                  <mi>b</mi>
                </mrow>
              </msqrt>
            </mrow>
            <mo fence="true" stretchy="false">)</mo>
          </mrow>
          <mn>2</mn>
        </msup>
        <mo stretchy="false">⩽</mo>
        <msup>
          <mrow>
            <mo fence="true" stretchy="false">(</mo>
            <mrow>
              <mrow>
                <msqrt>
                  <mi>a</mi>
                </msqrt>
                <mo stretchy="false">+</mo>
                <msqrt>
                  <mi>b</mi>
                </msqrt>
              </mrow>
            </mrow>
            <mo fence="true" stretchy="false">)</mo>
          </mrow>
          <mn>2</mn>
        </msup>
      </mrow>
    </mstyle>
    <annotation encoding="StarMath 5.0">color black {(sqrt {a  +  b})^{2} leslant (sqrt {a} + sqrt {b})^{2}}</annotation>
  </semantics>
</math>
</file>

<file path=Object 65/content.xml><?xml version="1.0" encoding="utf-8"?>
<math xmlns="http://www.w3.org/1998/Math/MathML" display="block">
  <semantics>
    <mrow>
      <msup>
        <mrow>
          <mo fence="true" stretchy="false">(</mo>
          <mrow>
            <msqrt>
              <mrow>
                <mi>a</mi>
                <mo stretchy="false">+</mo>
                <mi>b</mi>
              </mrow>
            </msqrt>
          </mrow>
          <mo fence="true" stretchy="false">)</mo>
        </mrow>
        <mn>2</mn>
      </msup>
      <mo stretchy="false">=</mo>
      <mstyle color="black">
        <mrow>
          <mi>a</mi>
          <mo stretchy="false">+</mo>
          <mi>b</mi>
        </mrow>
      </mstyle>
    </mrow>
    <annotation encoding="StarMath 5.0">( sqrt {a  +  b})^{2} = color black {a  + b}</annotation>
  </semantics>
</math>
</file>

<file path=Object 66/content.xml><?xml version="1.0" encoding="utf-8"?>
<math xmlns="http://www.w3.org/1998/Math/MathML" display="block">
  <semantics>
    <mrow>
      <msup>
        <mrow>
          <mo fence="true" stretchy="false">(</mo>
          <mrow>
            <mrow>
              <msqrt>
                <mi>a</mi>
              </msqrt>
              <mo stretchy="false">+</mo>
              <msqrt>
                <mi>b</mi>
              </msqrt>
            </mrow>
          </mrow>
          <mo fence="true" stretchy="false">)</mo>
        </mrow>
        <mn>2</mn>
      </msup>
      <mo stretchy="false">=</mo>
      <mstyle color="black">
        <mrow>
          <mrow>
            <msup>
              <mrow>
                <mo fence="true" stretchy="false">(</mo>
                <mrow>
                  <msqrt>
                    <mi>a</mi>
                  </msqrt>
                </mrow>
                <mo fence="true" stretchy="false">)</mo>
              </mrow>
              <mn>2</mn>
            </msup>
            <mo stretchy="false">+</mo>
            <mn>2</mn>
          </mrow>
          <msqrt>
            <mi>a</mi>
          </msqrt>
          <mrow>
            <mrow>
              <msqrt>
                <mi>b</mi>
              </msqrt>
              <mo stretchy="false">+</mo>
              <msup>
                <mrow>
                  <mo fence="true" stretchy="false">(</mo>
                  <mrow>
                    <msqrt>
                      <mi>b</mi>
                    </msqrt>
                  </mrow>
                  <mo fence="true" stretchy="false">)</mo>
                </mrow>
                <mn>2</mn>
              </msup>
            </mrow>
            <mo stretchy="false">=</mo>
            <mrow>
              <mi>a</mi>
              <mo stretchy="false">+</mo>
              <mn>2</mn>
            </mrow>
          </mrow>
          <mrow>
            <msqrt>
              <mi mathvariant="italic">ab</mi>
            </msqrt>
            <mo stretchy="false">+</mo>
            <mi>b</mi>
          </mrow>
        </mrow>
      </mstyle>
    </mrow>
    <annotation encoding="StarMath 5.0">(sqrt {a} + sqrt {b})^{2} = color black {(sqrt {a})^{2} + 2sqrt {a}sqrt {b} + (sqrt {b})^{2} = a + 2sqrt{ab} + b}</annotation>
  </semantics>
</math>
</file>

<file path=Object 67/content.xml><?xml version="1.0" encoding="utf-8"?>
<math xmlns="http://www.w3.org/1998/Math/MathML" display="block">
  <semantics>
    <mstyle color="black">
      <mrow>
        <mn>2</mn>
        <mrow>
          <msqrt>
            <mi mathvariant="italic">ab</mi>
          </msqrt>
          <mo stretchy="false">⩾</mo>
          <mn>0</mn>
        </mrow>
      </mrow>
    </mstyle>
    <annotation encoding="StarMath 5.0">color black {2 sqrt {ab} geslant 0}</annotation>
  </semantics>
</math>
</file>

<file path=Object 7/content.xml><?xml version="1.0" encoding="utf-8"?>
<math xmlns="http://www.w3.org/1998/Math/MathML" display="block">
  <semantics>
    <msqrt>
      <mi>a</mi>
    </msqrt>
    <annotation encoding="StarMath 5.0"> sqrt {a}</annotation>
  </semantics>
</math>
</file>

<file path=Object 8/content.xml><?xml version="1.0" encoding="utf-8"?>
<math xmlns="http://www.w3.org/1998/Math/MathML" display="block">
  <semantics>
    <mrow>
      <msqrt>
        <mn>0</mn>
      </msqrt>
      <mo stretchy="false">=</mo>
      <mstyle color="black">
        <mn>0</mn>
      </mstyle>
    </mrow>
    <annotation encoding="StarMath 5.0"> sqrt {0} = color black {0}</annotation>
  </semantics>
</math>
</file>

<file path=Object 9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  <mn>2</mn>
      </msup>
      <mo stretchy="false">=</mo>
      <msup>
        <mn>5</mn>
        <mn>2</mn>
      </msup>
    </mrow>
    <annotation encoding="StarMath 5.0">(-{5})^{2}={5}^{2}</annotation>
  </semantics>
</math>
</file>